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9000016D8000014FC476593B21D58B379.svm" manifest:media-type=""/>
  <manifest:file-entry manifest:full-path="Pictures/20000009000017C60000159B08BCC20BA6C68C96.svm" manifest:media-type=""/>
  <manifest:file-entry manifest:full-path="Pictures/2000000900002536000021CD187B9325AA6B8001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1" style:family="table-cell">
      <style:table-cell-properties fo:padding="0.011cm" fo:border-left="1pt solid #000000" fo:border-right="none" fo:border-top="none" fo:border-bottom="1pt solid #000000"/>
    </style:style>
    <style:style style:name="Таблица2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2" style:family="table-cell">
      <style:table-cell-properties fo:padding="0.011cm" fo:border-left="1pt solid #000000" fo:border-right="none" fo:border-top="none" fo:border-bottom="1pt solid #000000"/>
    </style:style>
    <style:style style:name="Таблица2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1" style:family="table-cell">
      <style:table-cell-properties fo:padding="0.011cm" fo:border-left="1pt solid #000000" fo:border-right="none" fo:border-top="none" fo:border-bottom="1pt solid #000000"/>
    </style:style>
    <style:style style:name="Таблица3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2" style:family="table-cell">
      <style:table-cell-properties fo:padding="0.011cm" fo:border-left="1pt solid #000000" fo:border-right="none" fo:border-top="none" fo:border-bottom="1pt solid #000000"/>
    </style:style>
    <style:style style:name="Таблица3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3" style:family="table-cell">
      <style:table-cell-properties fo:padding="0.011cm" fo:border-left="1pt solid #000000" fo:border-right="none" fo:border-top="none" fo:border-bottom="1pt solid #000000"/>
    </style:style>
    <style:style style:name="Таблица3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4" style:family="table-cell">
      <style:table-cell-properties fo:padding="0.011cm" fo:border-left="1pt solid #000000" fo:border-right="none" fo:border-top="none" fo:border-bottom="1pt solid #000000"/>
    </style:style>
    <style:style style:name="Таблица3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8" style:family="table-cell">
      <style:table-cell-properties fo:padding="0.011cm" fo:border-left="1pt solid #000000" fo:border-right="none" fo:border-top="none" fo:border-bottom="1pt solid #000000"/>
    </style:style>
    <style:style style:name="Таблица7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9" style:family="table-cell">
      <style:table-cell-properties fo:padding="0.011cm" fo:border-left="1pt solid #000000" fo:border-right="none" fo:border-top="none" fo:border-bottom="1pt solid #000000"/>
    </style:style>
    <style:style style:name="Таблица7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0" style:family="table-cell">
      <style:table-cell-properties fo:padding="0.011cm" fo:border-left="1pt solid #000000" fo:border-right="none" fo:border-top="none" fo:border-bottom="1pt solid #000000"/>
    </style:style>
    <style:style style:name="Таблица7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854c9" officeooo:paragraph-rsid="03c854c9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9b907" officeooo:paragraph-rsid="03c9b907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7e30be" officeooo:paragraph-rsid="027e30be" style:font-size-asian="12pt" style:font-weight-asian="normal" style:font-size-complex="12pt" style:font-weight-complex="normal"/>
    </style:style>
    <style:style style:name="P3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4ad79" officeooo:paragraph-rsid="0284ad79" style:font-size-asian="12pt" style:font-weight-asian="normal" style:font-size-complex="12pt" style:font-weight-complex="normal"/>
    </style:style>
    <style:style style:name="P3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659c2" officeooo:paragraph-rsid="028659c2" style:font-size-asian="12pt" style:font-weight-asian="normal" style:font-size-complex="12pt" style:font-weight-complex="normal"/>
    </style:style>
    <style:style style:name="P3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345b" officeooo:paragraph-rsid="028c345b" style:font-size-asian="12pt" style:font-weight-asian="normal" style:font-size-complex="12pt" style:font-weight-complex="normal"/>
    </style:style>
    <style:style style:name="P3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80ab" officeooo:paragraph-rsid="028c80ab" style:font-size-asian="12pt" style:font-weight-asian="normal" style:font-size-complex="12pt" style:font-weight-complex="normal"/>
    </style:style>
    <style:style style:name="P3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e7e51" officeooo:paragraph-rsid="028e7e51" style:font-size-asian="12pt" style:font-weight-asian="normal" style:font-size-complex="12pt" style:font-weight-complex="normal"/>
    </style:style>
    <style:style style:name="P3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9b0d0e" officeooo:paragraph-rsid="029b0d0e" style:font-size-asian="12pt" style:font-weight-asian="normal" style:font-size-complex="12pt" style:font-weight-complex="normal"/>
    </style:style>
    <style:style style:name="P3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2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25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27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2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2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3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3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3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3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3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3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3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3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3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3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4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4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4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4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4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4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4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5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5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5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5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5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38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38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38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38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38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38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38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38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39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39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39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39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39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39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39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39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39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39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400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401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402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0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40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405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40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407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40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40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410" style:family="paragraph" style:parent-style-name="Standard">
      <style:text-properties fo:font-weight="bold" style:font-weight-asian="bold" style:font-weight-complex="bold"/>
    </style:style>
    <style:style style:name="P411" style:family="paragraph" style:parent-style-name="Standard">
      <style:text-properties officeooo:rsid="0314fa7e" officeooo:paragraph-rsid="0314fa7e"/>
    </style:style>
    <style:style style:name="P412" style:family="paragraph" style:parent-style-name="Standard">
      <style:text-properties officeooo:rsid="0314fa7e" officeooo:paragraph-rsid="03169cec"/>
    </style:style>
    <style:style style:name="P413" style:family="paragraph" style:parent-style-name="Standard">
      <style:text-properties fo:language="en" fo:country="US" officeooo:rsid="031723f3" officeooo:paragraph-rsid="031723f3"/>
    </style:style>
    <style:style style:name="P414" style:family="paragraph" style:parent-style-name="Standard">
      <style:text-properties fo:language="en" fo:country="US" officeooo:rsid="031723f3" officeooo:paragraph-rsid="03b5b178"/>
    </style:style>
    <style:style style:name="P415" style:family="paragraph" style:parent-style-name="Standard">
      <style:text-properties fo:language="en" fo:country="US" officeooo:rsid="031723f3" officeooo:paragraph-rsid="00a32e23"/>
    </style:style>
    <style:style style:name="P416" style:family="paragraph" style:parent-style-name="Standard">
      <style:text-properties fo:language="en" fo:country="US" officeooo:rsid="031b1e5c" officeooo:paragraph-rsid="031b1e5c"/>
    </style:style>
    <style:style style:name="P417" style:family="paragraph" style:parent-style-name="Standard">
      <style:text-properties fo:language="en" fo:country="US" officeooo:rsid="031b1e5c" officeooo:paragraph-rsid="031c34e1"/>
    </style:style>
    <style:style style:name="P418" style:family="paragraph" style:parent-style-name="Standard">
      <style:text-properties fo:language="en" fo:country="US" officeooo:rsid="031c34e1" officeooo:paragraph-rsid="031c34e1"/>
    </style:style>
    <style:style style:name="P419" style:family="paragraph" style:parent-style-name="Standard">
      <style:text-properties fo:language="en" fo:country="US" officeooo:rsid="0384e004" officeooo:paragraph-rsid="0384e004"/>
    </style:style>
    <style:style style:name="P420" style:family="paragraph" style:parent-style-name="Standard">
      <style:text-properties officeooo:rsid="0384e004" officeooo:paragraph-rsid="0384e004"/>
    </style:style>
    <style:style style:name="P421" style:family="paragraph" style:parent-style-name="Table_20_Contents">
      <style:text-properties fo:language="en" fo:country="US" officeooo:rsid="03221e34" officeooo:paragraph-rsid="03221e34"/>
    </style:style>
    <style:style style:name="P422" style:family="paragraph" style:parent-style-name="Table_20_Contents">
      <style:text-properties fo:language="en" fo:country="US" officeooo:rsid="03258b71" officeooo:paragraph-rsid="03258b71"/>
    </style:style>
    <style:style style:name="P423" style:family="paragraph" style:parent-style-name="Table_20_Contents">
      <style:text-properties fo:language="en" fo:country="US" officeooo:rsid="03267f1e" officeooo:paragraph-rsid="03267f1e"/>
    </style:style>
    <style:style style:name="P424" style:family="paragraph" style:parent-style-name="Table_20_Contents">
      <style:text-properties fo:language="en" fo:country="US" officeooo:rsid="0328b9f2" officeooo:paragraph-rsid="0328b9f2"/>
    </style:style>
    <style:style style:name="P425" style:family="paragraph" style:parent-style-name="Table_20_Contents">
      <style:text-properties fo:language="en" fo:country="US" officeooo:rsid="03291325" officeooo:paragraph-rsid="03291325"/>
    </style:style>
    <style:style style:name="P426" style:family="paragraph" style:parent-style-name="Table_20_Contents">
      <style:text-properties fo:language="en" fo:country="US" officeooo:rsid="032e3bf4" officeooo:paragraph-rsid="032e3bf4"/>
    </style:style>
    <style:style style:name="P427" style:family="paragraph" style:parent-style-name="Table_20_Contents">
      <style:text-properties fo:language="en" fo:country="US" officeooo:rsid="032ec2be" officeooo:paragraph-rsid="032ec2be"/>
    </style:style>
    <style:style style:name="P428" style:family="paragraph" style:parent-style-name="Table_20_Contents">
      <style:text-properties fo:language="en" fo:country="US" officeooo:rsid="034341d1" officeooo:paragraph-rsid="034341d1"/>
    </style:style>
    <style:style style:name="P429" style:family="paragraph" style:parent-style-name="Table_20_Contents">
      <style:text-properties fo:color="#000000" fo:language="en" fo:country="US" officeooo:rsid="03221e34" officeooo:paragraph-rsid="03221e34"/>
    </style:style>
    <style:style style:name="P430" style:family="paragraph" style:parent-style-name="Table_20_Contents">
      <style:text-properties fo:color="#000000" fo:language="en" fo:country="US" officeooo:rsid="032c9cec" officeooo:paragraph-rsid="032c9cec"/>
    </style:style>
    <style:style style:name="P431" style:family="paragraph" style:parent-style-name="Table_20_Contents">
      <style:text-properties fo:color="#000000" fo:language="en" fo:country="US" officeooo:rsid="032e3bf4" officeooo:paragraph-rsid="032e3bf4"/>
    </style:style>
    <style:style style:name="P432" style:family="paragraph" style:parent-style-name="Table_20_Contents">
      <style:text-properties fo:color="#000000" fo:language="en" fo:country="US" officeooo:rsid="032ec2be" officeooo:paragraph-rsid="032ec2be"/>
    </style:style>
    <style:style style:name="P433" style:family="paragraph" style:parent-style-name="Table_20_Contents">
      <style:text-properties fo:color="#000000" fo:language="en" fo:country="US" officeooo:rsid="034341d1" officeooo:paragraph-rsid="034341d1"/>
    </style:style>
    <style:style style:name="P434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35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36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37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38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39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40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style:text-underline-style="solid" style:text-underline-width="auto" style:text-underline-color="font-color" officeooo:rsid="03d97820" officeooo:paragraph-rsid="03d97820" style:font-size-asian="12pt" style:font-size-complex="12pt"/>
    </style:style>
    <style:style style:name="P441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42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43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fcbd8" officeooo:paragraph-rsid="03cfcbd8" style:font-size-asian="12pt" style:font-weight-asian="normal" style:font-size-complex="12pt" style:font-weight-complex="normal"/>
    </style:style>
    <style:style style:name="P4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0e69e" officeooo:paragraph-rsid="03d0e69e" style:font-size-asian="12pt" style:font-weight-asian="normal" style:font-size-complex="12pt" style:font-weight-complex="normal"/>
    </style:style>
    <style:style style:name="P4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3d0e69e" style:font-size-asian="12pt" style:font-weight-asian="normal" style:font-size-complex="12pt" style:font-weight-complex="normal"/>
    </style:style>
    <style:style style:name="P4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311fc" style:font-size-asian="12pt" style:font-weight-asian="normal" style:font-size-complex="12pt" style:font-weight-complex="normal"/>
    </style:style>
    <style:style style:name="P4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464dd" style:font-size-asian="12pt" style:font-weight-asian="normal" style:font-size-complex="12pt" style:font-weight-complex="normal"/>
    </style:style>
    <style:style style:name="P4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311fc" officeooo:paragraph-rsid="03d311fc" style:font-size-asian="12pt" style:font-weight-asian="normal" style:font-size-complex="12pt" style:font-weight-complex="normal"/>
    </style:style>
    <style:style style:name="P4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464dd" officeooo:paragraph-rsid="03d464dd" style:font-size-asian="12pt" style:font-weight-asian="normal" style:font-size-complex="12pt" style:font-weight-complex="normal"/>
    </style:style>
    <style:style style:name="P4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9426ca" officeooo:paragraph-rsid="039426ca" style:font-size-asian="12pt" style:font-weight-asian="normal" style:font-size-complex="12pt" style:font-weight-complex="normal"/>
    </style:style>
    <style:style style:name="P4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addd08" officeooo:paragraph-rsid="02addd08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en" fo:country="US" officeooo:rsid="03b5b178"/>
    </style:style>
    <style:style style:name="T39" style:family="text">
      <style:text-properties fo:language="en" fo:country="US" officeooo:rsid="03c0ca92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1b765e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language="ru" fo:country="RU" officeooo:rsid="00e22f60"/>
    </style:style>
    <style:style style:name="T44" style:family="text">
      <style:text-properties fo:language="ru" fo:country="RU" officeooo:rsid="00e07902"/>
    </style:style>
    <style:style style:name="T45" style:family="text">
      <style:text-properties fo:language="ru" fo:country="RU" officeooo:rsid="00f99873"/>
    </style:style>
    <style:style style:name="T46" style:family="text">
      <style:text-properties fo:language="ru" fo:country="RU" officeooo:rsid="014851b9"/>
    </style:style>
    <style:style style:name="T47" style:family="text">
      <style:text-properties fo:language="ru" fo:country="RU" fo:font-weight="normal" officeooo:rsid="01273d1c" style:font-weight-asian="normal" style:font-weight-complex="normal"/>
    </style:style>
    <style:style style:name="T48" style:family="text">
      <style:text-properties fo:language="ru" fo:country="RU" fo:font-weight="normal" officeooo:rsid="01276c86" style:font-weight-asian="normal" style:font-weight-complex="normal"/>
    </style:style>
    <style:style style:name="T49" style:family="text">
      <style:text-properties fo:language="ru" fo:country="RU" fo:font-weight="normal" officeooo:rsid="002eac18" style:font-weight-asian="normal" style:font-weight-complex="normal"/>
    </style:style>
    <style:style style:name="T50" style:family="text">
      <style:text-properties fo:language="ru" fo:country="RU" officeooo:rsid="002eac18"/>
    </style:style>
    <style:style style:name="T51" style:family="text">
      <style:text-properties fo:language="ru" fo:country="RU" officeooo:rsid="014552d2"/>
    </style:style>
    <style:style style:name="T52" style:family="text">
      <style:text-properties fo:language="ru" fo:country="RU" officeooo:rsid="00daa8b5"/>
    </style:style>
    <style:style style:name="T53" style:family="text">
      <style:text-properties fo:language="ru" fo:country="RU" officeooo:rsid="01273d1c"/>
    </style:style>
    <style:style style:name="T54" style:family="text">
      <style:text-properties fo:language="ru" fo:country="RU" officeooo:rsid="00f7ad68"/>
    </style:style>
    <style:style style:name="T55" style:family="text">
      <style:text-properties officeooo:rsid="00172148"/>
    </style:style>
    <style:style style:name="T56" style:family="text">
      <style:text-properties officeooo:rsid="001a760f"/>
    </style:style>
    <style:style style:name="T57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8" style:family="text">
      <style:text-properties fo:color="#00cc00" fo:font-size="12pt" officeooo:rsid="003d3901" style:font-size-asian="12pt" style:font-size-complex="12pt"/>
    </style:style>
    <style:style style:name="T59" style:family="text">
      <style:text-properties officeooo:rsid="0066550c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66550c" style:font-weight-asian="bold" style:font-weight-complex="bold"/>
    </style:style>
    <style:style style:name="T62" style:family="text">
      <style:text-properties fo:font-weight="bold" officeooo:rsid="00878411" style:font-weight-asian="bold" style:font-weight-complex="bold"/>
    </style:style>
    <style:style style:name="T63" style:family="text">
      <style:text-properties fo:font-weight="bold" officeooo:rsid="00ac5342" style:font-weight-asian="bold" style:font-weight-complex="bold"/>
    </style:style>
    <style:style style:name="T64" style:family="text">
      <style:text-properties fo:font-weight="bold" officeooo:rsid="00ad85bf" style:font-weight-asian="bold" style:font-weight-complex="bold"/>
    </style:style>
    <style:style style:name="T65" style:family="text">
      <style:text-properties fo:font-weight="bold" officeooo:rsid="00ae74d4" style:font-weight-asian="bold" style:font-weight-complex="bold"/>
    </style:style>
    <style:style style:name="T66" style:family="text">
      <style:text-properties officeooo:rsid="00cc73d3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260a9fd" style:font-weight-asian="normal" style:font-weight-complex="normal"/>
    </style:style>
    <style:style style:name="T69" style:family="text">
      <style:text-properties fo:font-weight="normal" officeooo:rsid="02610941" style:font-weight-asian="normal" style:font-weight-complex="normal"/>
    </style:style>
    <style:style style:name="T70" style:family="text">
      <style:text-properties fo:font-weight="normal" officeooo:rsid="02636432" style:font-weight-asian="normal" style:font-weight-complex="normal"/>
    </style:style>
    <style:style style:name="T71" style:family="text">
      <style:text-properties fo:font-weight="normal" officeooo:rsid="0265540d" style:font-weight-asian="normal" style:font-weight-complex="normal"/>
    </style:style>
    <style:style style:name="T72" style:family="text">
      <style:text-properties fo:font-weight="normal" officeooo:rsid="02a11817" style:font-weight-asian="normal" style:font-weight-complex="normal"/>
    </style:style>
    <style:style style:name="T73" style:family="text">
      <style:text-properties fo:font-weight="normal" officeooo:rsid="037e19ca" style:font-weight-asian="normal" style:font-weight-complex="normal"/>
    </style:style>
    <style:style style:name="T74" style:family="text">
      <style:text-properties fo:font-weight="normal" officeooo:rsid="03917495" style:font-weight-asian="normal" style:font-weight-complex="normal"/>
    </style:style>
    <style:style style:name="T75" style:family="text">
      <style:text-properties fo:font-weight="normal" officeooo:rsid="0392b3e5" style:font-weight-asian="normal" style:font-weight-complex="normal"/>
    </style:style>
    <style:style style:name="T76" style:family="text">
      <style:text-properties fo:font-weight="normal" officeooo:rsid="039f1c28" style:font-weight-asian="normal" style:font-weight-complex="normal"/>
    </style:style>
    <style:style style:name="T77" style:family="text">
      <style:text-properties fo:font-weight="normal" officeooo:rsid="03a44891" style:font-weight-asian="normal" style:font-weight-complex="normal"/>
    </style:style>
    <style:style style:name="T78" style:family="text">
      <style:text-properties fo:font-weight="normal" officeooo:rsid="03a5b8cd" style:font-weight-asian="normal" style:font-weight-complex="normal"/>
    </style:style>
    <style:style style:name="T79" style:family="text">
      <style:text-properties fo:font-weight="normal" officeooo:rsid="03a76926" style:font-weight-asian="normal" style:font-weight-complex="normal"/>
    </style:style>
    <style:style style:name="T80" style:family="text">
      <style:text-properties fo:font-weight="normal" officeooo:rsid="03a8e572" style:font-weight-asian="normal" style:font-weight-complex="normal"/>
    </style:style>
    <style:style style:name="T81" style:family="text">
      <style:text-properties fo:font-weight="normal" officeooo:rsid="03aa196d" style:font-weight-asian="normal" style:font-weight-complex="normal"/>
    </style:style>
    <style:style style:name="T82" style:family="text">
      <style:text-properties fo:font-weight="normal" officeooo:rsid="03aecd04" style:font-weight-asian="normal" style:font-weight-complex="normal"/>
    </style:style>
    <style:style style:name="T83" style:family="text">
      <style:text-properties fo:font-weight="normal" officeooo:rsid="03b3d40e" style:font-weight-asian="normal" style:font-weight-complex="normal"/>
    </style:style>
    <style:style style:name="T84" style:family="text">
      <style:text-properties fo:font-weight="normal" officeooo:rsid="03bc3a63" style:font-weight-asian="normal" style:font-weight-complex="normal"/>
    </style:style>
    <style:style style:name="T85" style:family="text">
      <style:text-properties fo:font-weight="normal" officeooo:rsid="03c04b7e" style:font-weight-asian="normal" style:font-weight-complex="normal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1c9a5e1" style:font-size-asian="12pt" style:font-size-complex="12pt"/>
    </style:style>
    <style:style style:name="T88" style:family="text">
      <style:text-properties fo:font-size="12pt" fo:language="en" fo:country="US" officeooo:rsid="0061f44e" style:font-size-asian="12pt" style:font-size-complex="12pt"/>
    </style:style>
    <style:style style:name="T89" style:family="text">
      <style:text-properties fo:font-size="12pt" fo:language="en" fo:country="US" officeooo:rsid="006329b4" style:font-size-asian="12pt" style:font-size-complex="12pt"/>
    </style:style>
    <style:style style:name="T90" style:family="text">
      <style:text-properties fo:font-size="12pt" fo:language="en" fo:country="US" officeooo:rsid="025557e8" style:font-size-asian="12pt" style:font-size-complex="12pt"/>
    </style:style>
    <style:style style:name="T91" style:family="text">
      <style:text-properties fo:font-size="12pt" fo:language="en" fo:country="US" officeooo:rsid="011dc76d" style:font-size-asian="12pt" style:font-size-complex="12pt"/>
    </style:style>
    <style:style style:name="T92" style:family="text">
      <style:text-properties fo:font-size="12pt" fo:language="en" fo:country="US" officeooo:rsid="02686ed5" style:font-size-asian="12pt" style:font-size-complex="12pt"/>
    </style:style>
    <style:style style:name="T93" style:family="text">
      <style:text-properties fo:font-size="12pt" fo:language="en" fo:country="US" officeooo:rsid="0269033e" style:font-size-asian="12pt" style:font-size-complex="12pt"/>
    </style:style>
    <style:style style:name="T94" style:family="text">
      <style:text-properties fo:font-size="12pt" fo:language="en" fo:country="US" officeooo:rsid="026eb9dc" style:font-size-asian="12pt" style:font-size-complex="12pt"/>
    </style:style>
    <style:style style:name="T95" style:family="text">
      <style:text-properties fo:font-size="12pt" fo:language="en" fo:country="US" officeooo:rsid="02b8a696" style:font-size-asian="12pt" style:font-size-complex="12pt"/>
    </style:style>
    <style:style style:name="T96" style:family="text">
      <style:text-properties fo:font-size="12pt" fo:language="en" fo:country="US" officeooo:rsid="02b9c835" style:font-size-asian="12pt" style:font-size-complex="12pt"/>
    </style:style>
    <style:style style:name="T97" style:family="text">
      <style:text-properties fo:font-size="12pt" fo:language="en" fo:country="US" officeooo:rsid="03c0ca92" style:font-size-asian="12pt" style:font-size-complex="12pt"/>
    </style:style>
    <style:style style:name="T98" style:family="text">
      <style:text-properties fo:font-size="12pt" fo:language="ru" fo:country="RU" officeooo:rsid="00172148" style:font-size-asian="12pt" style:font-size-complex="12pt"/>
    </style:style>
    <style:style style:name="T99" style:family="text">
      <style:text-properties fo:font-size="12pt" fo:background-color="#e6e6ff" loext:char-shading-value="0" style:font-size-asian="12pt" style:font-size-complex="12pt"/>
    </style:style>
    <style:style style:name="T100" style:family="text">
      <style:text-properties fo:font-size="12pt" fo:font-weight="normal" style:font-size-asian="12pt" style:font-weight-asian="normal" style:font-size-complex="12pt" style:font-weight-complex="normal"/>
    </style:style>
    <style:style style:name="T101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2" style:family="text">
      <style:text-properties officeooo:rsid="0148ff9d"/>
    </style:style>
    <style:style style:name="T103" style:family="text">
      <style:text-properties fo:color="#000000"/>
    </style:style>
    <style:style style:name="T104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5" style:family="text">
      <style:text-properties officeooo:rsid="02172e32"/>
    </style:style>
    <style:style style:name="T106" style:family="text">
      <style:text-properties fo:font-style="italic" officeooo:rsid="0029d2f2" style:font-style-asian="italic" style:font-style-complex="italic"/>
    </style:style>
    <style:style style:name="T107" style:family="text">
      <style:text-properties officeooo:rsid="0029d2f2"/>
    </style:style>
    <style:style style:name="T108" style:family="text">
      <style:text-properties fo:color="#cccccc"/>
    </style:style>
    <style:style style:name="T109" style:family="text">
      <style:text-properties officeooo:rsid="0265540d"/>
    </style:style>
    <style:style style:name="T110" style:family="text">
      <style:text-properties officeooo:rsid="011dc76d"/>
    </style:style>
    <style:style style:name="T111" style:family="text">
      <style:text-properties officeooo:rsid="027c96f3"/>
    </style:style>
    <style:style style:name="T112" style:family="text">
      <style:text-properties officeooo:rsid="028c345b"/>
    </style:style>
    <style:style style:name="T113" style:family="text">
      <style:text-properties officeooo:rsid="02a346f0"/>
    </style:style>
    <style:style style:name="T114" style:family="text">
      <style:text-properties officeooo:rsid="02a4f7f5"/>
    </style:style>
    <style:style style:name="T115" style:family="text">
      <style:text-properties officeooo:rsid="02a9e3fd"/>
    </style:style>
    <style:style style:name="T116" style:family="text">
      <style:text-properties officeooo:rsid="02aed804"/>
    </style:style>
    <style:style style:name="T117" style:family="text">
      <style:text-properties officeooo:rsid="02b103ad"/>
    </style:style>
    <style:style style:name="T118" style:family="text">
      <style:text-properties officeooo:rsid="02d2a30a"/>
    </style:style>
    <style:style style:name="T119" style:family="text">
      <style:text-properties officeooo:rsid="02e2c631"/>
    </style:style>
    <style:style style:name="T120" style:family="text">
      <style:text-properties officeooo:rsid="02f20729"/>
    </style:style>
    <style:style style:name="T121" style:family="text">
      <style:text-properties officeooo:rsid="02f3d5ed"/>
    </style:style>
    <style:style style:name="T122" style:family="text">
      <style:text-properties officeooo:rsid="02f8907c"/>
    </style:style>
    <style:style style:name="T123" style:family="text">
      <style:text-properties officeooo:rsid="03037035"/>
    </style:style>
    <style:style style:name="T124" style:family="text">
      <style:text-properties officeooo:rsid="0327aca7"/>
    </style:style>
    <style:style style:name="T125" style:family="text">
      <style:text-properties officeooo:rsid="032b51b7"/>
    </style:style>
    <style:style style:name="T126" style:family="text">
      <style:text-properties fo:font-style="normal" style:font-style-asian="normal" style:font-style-complex="normal"/>
    </style:style>
    <style:style style:name="T127" style:family="text">
      <style:text-properties fo:font-style="normal" officeooo:rsid="0032a574" style:font-style-asian="normal" style:font-style-complex="normal"/>
    </style:style>
    <style:style style:name="T128" style:family="text">
      <style:text-properties officeooo:rsid="002eac18"/>
    </style:style>
    <style:style style:name="T129" style:family="text">
      <style:text-properties officeooo:rsid="03438605"/>
    </style:style>
    <style:style style:name="T130" style:family="text">
      <style:text-properties officeooo:rsid="03478a83"/>
    </style:style>
    <style:style style:name="T131" style:family="text">
      <style:text-properties officeooo:rsid="034b3ce6"/>
    </style:style>
    <style:style style:name="T132" style:family="text">
      <style:text-properties officeooo:rsid="034bbea7"/>
    </style:style>
    <style:style style:name="T133" style:family="text">
      <style:text-properties officeooo:rsid="034d69c4"/>
    </style:style>
    <style:style style:name="T134" style:family="text">
      <style:text-properties officeooo:rsid="034e7fc1"/>
    </style:style>
    <style:style style:name="T135" style:family="text">
      <style:text-properties officeooo:rsid="034fe0a4"/>
    </style:style>
    <style:style style:name="T136" style:family="text">
      <style:text-properties officeooo:rsid="0353d91e"/>
    </style:style>
    <style:style style:name="T137" style:family="text">
      <style:text-properties officeooo:rsid="03548135"/>
    </style:style>
    <style:style style:name="T138" style:family="text">
      <style:text-properties officeooo:rsid="03568b68"/>
    </style:style>
    <style:style style:name="T139" style:family="text">
      <style:text-properties officeooo:rsid="0359ac9a"/>
    </style:style>
    <style:style style:name="T140" style:family="text">
      <style:text-properties officeooo:rsid="03607405"/>
    </style:style>
    <style:style style:name="T141" style:family="text">
      <style:text-properties officeooo:rsid="0366b083"/>
    </style:style>
    <style:style style:name="T142" style:family="text">
      <style:text-properties officeooo:rsid="0371723c"/>
    </style:style>
    <style:style style:name="T143" style:family="text">
      <style:text-properties officeooo:rsid="037e19ca"/>
    </style:style>
    <style:style style:name="T144" style:family="text">
      <style:text-properties officeooo:rsid="0380e54c"/>
    </style:style>
    <style:style style:name="T145" style:family="text">
      <style:text-properties officeooo:rsid="03879fae"/>
    </style:style>
    <style:style style:name="T146" style:family="text">
      <style:text-properties officeooo:rsid="0387cddd"/>
    </style:style>
    <style:style style:name="T147" style:family="text">
      <style:text-properties officeooo:rsid="038ae932"/>
    </style:style>
    <style:style style:name="T148" style:family="text">
      <style:text-properties officeooo:rsid="038cacf1"/>
    </style:style>
    <style:style style:name="T149" style:family="text">
      <style:text-properties officeooo:rsid="038dab7b"/>
    </style:style>
    <style:style style:name="T150" style:family="text">
      <style:text-properties officeooo:rsid="038e4efb"/>
    </style:style>
    <style:style style:name="T151" style:family="text">
      <style:text-properties officeooo:rsid="0390324e"/>
    </style:style>
    <style:style style:name="T152" style:family="text">
      <style:text-properties officeooo:rsid="03917495"/>
    </style:style>
    <style:style style:name="T153" style:family="text">
      <style:text-properties officeooo:rsid="0392b3e5"/>
    </style:style>
    <style:style style:name="T154" style:family="text">
      <style:text-properties officeooo:rsid="039426ca"/>
    </style:style>
    <style:style style:name="T155" style:family="text">
      <style:text-properties officeooo:rsid="039f1c28"/>
    </style:style>
    <style:style style:name="T156" style:family="text">
      <style:text-properties officeooo:rsid="03a01f70"/>
    </style:style>
    <style:style style:name="T157" style:family="text">
      <style:text-properties officeooo:rsid="03a1848b"/>
    </style:style>
    <style:style style:name="T158" style:family="text">
      <style:text-properties officeooo:rsid="03aa33b3"/>
    </style:style>
    <style:style style:name="T159" style:family="text">
      <style:text-properties officeooo:rsid="03b36209"/>
    </style:style>
    <style:style style:name="T160" style:family="text">
      <style:text-properties officeooo:rsid="03b464d5"/>
    </style:style>
    <style:style style:name="T161" style:family="text">
      <style:text-properties officeooo:rsid="03b5b178"/>
    </style:style>
    <style:style style:name="T162" style:family="text">
      <style:text-properties officeooo:rsid="00bedda8"/>
    </style:style>
    <style:style style:name="T163" style:family="text">
      <style:text-properties officeooo:rsid="03ba54be"/>
    </style:style>
    <style:style style:name="T164" style:family="text">
      <style:text-properties officeooo:rsid="03bd6187"/>
    </style:style>
    <style:style style:name="T165" style:family="text">
      <style:text-properties officeooo:rsid="03c854c9"/>
    </style:style>
    <style:style style:name="T166" style:family="text">
      <style:text-properties officeooo:rsid="03c9b907"/>
    </style:style>
    <style:style style:name="T167" style:family="text">
      <style:text-properties officeooo:rsid="03c9fad3"/>
    </style:style>
    <style:style style:name="T168" style:family="text">
      <style:text-properties style:text-underline-style="solid" style:text-underline-width="auto" style:text-underline-color="font-color"/>
    </style:style>
    <style:style style:name="T1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0" style:family="text">
      <style:text-properties style:text-underline-style="solid" style:text-underline-width="auto" style:text-underline-color="font-color" officeooo:rsid="039426ca"/>
    </style:style>
    <style:style style:name="T171" style:family="text">
      <style:text-properties officeooo:rsid="03d0e69e"/>
    </style:style>
    <style:style style:name="T172" style:family="text">
      <style:text-properties officeooo:rsid="03d2a575"/>
    </style:style>
    <style:style style:name="T173" style:family="text">
      <style:text-properties officeooo:rsid="03d311fc"/>
    </style:style>
    <style:style style:name="T174" style:family="text">
      <style:text-properties officeooo:rsid="03d464dd"/>
    </style:style>
    <style:style style:name="T175" style:family="text">
      <style:text-properties officeooo:rsid="03d60067"/>
    </style:style>
    <style:style style:name="T176" style:family="text">
      <style:text-properties officeooo:rsid="03dac8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7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</text:span><text:span text:style-name="T39">specification</text:span></text:p>
      <text:p text:style-name="P407">Created by Wohlstand (July, 17, 2014)</text:p>
      <text:p text:style-name="P408"/>
      <text:p text:style-name="P409"><text:span text:style-name="T88"><text:tab/></text:span><text:span text:style-name="T97">This is a text file which saves a level map</text:span><text:span text:style-name="T89">. All parameters </text:span><text:span text:style-name="T97">are written with having own </text:span><text:span text:style-name="T90">markers </text:span><text:span text:style-name="T97">per every field, </text:span><text:span text:style-name="T90">and </text:span><text:span text:style-name="T97">there are divided </text:span><text:span text:style-name="T95">by </text:span><text:span text:style-name="T97">data </text:span><text:span text:style-name="T90">sections </text:span><text:span text:style-name="T95">which </text:span><text:span text:style-name="T97">are </text:span><text:span text:style-name="T95">contains only items of </text:span><text:span text:style-name="T96">defined </text:span><text:span text:style-name="T95">type </text:span><text:span text:style-name="T97">(blocks, background objects, NPC's, etc.)</text:span><text:span text:style-name="T89">.</text:span></text:p>
      <text:p text:style-name="P380"/>
      <text:p text:style-name="P404"><text:span text:style-name="Descr_5f_ttl2">Introduction</text:span></text:p>
      <text:p text:style-name="P381"><text:span text:style-name="T60">Standart parameters</text:span><text:span text:style-name="T42">:</text:span></text:p>
      <text:p text:style-name="P378">Standart size of one block<text:tab/>3<text:span text:style-name="T66">2</text:span>x3<text:span text:style-name="T66">2 pixels</text:span></text:p>
      <text:p text:style-name="P382">On screen can showing height<text:tab/>19 blocks</text:p>
      <text:p text:style-name="P383"><text:span text:style-name="T56">On screen can showing </text:span><text:span text:style-name="T3">width<text:tab/></text:span><text:span text:style-name="T41">25</text:span><text:span text:style-name="T56"> blocks</text:span></text:p>
      <text:p text:style-name="P384"><text:span text:style-name="T36">Big</text:span><text:span text:style-name="T27"> h</text:span><text:span text:style-name="T55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385"><text:span text:style-name="T36">Big</text:span><text:span text:style-name="T27"> </text:span><text:span text:style-name="T36">wi</text:span><text:span text:style-name="T55">dth of screen<text:tab/></text:span><text:span text:style-name="T8">8</text:span><text:span text:style-name="T55">00 </text:span><text:span text:style-name="T14">pixels </text:span><text:span text:style-name="T32">(28 blocks)</text:span></text:p>
      <text:p text:style-name="P386"><text:span text:style-name="T14">Small </text:span><text:span text:style-name="T1">width </text:span><text:span text:style-name="T110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396"><text:span text:style-name="T91">S</text:span><text:span text:style-name="T92">mall height of screen<text:tab/></text:span><text:span text:style-name="T93">480</text:span><text:span text:style-name="T98"> </text:span><text:span text:style-name="T91">pixels </text:span><text:span text:style-name="T94">(15 blocks)</text:span></text:p>
      <text:p text:style-name="P321"/>
      <text:p text:style-name="P403"><text:span text:style-name="Descr_5f_ttl2"><text:span text:style-name="T105">Default section </text:span></text:span><text:span text:style-name="Descr_5f_ttl2"><text:span text:style-name="T18">positions</text:span></text:span></text:p>
      <text:p text:style-name="P322"><text:span text:style-name="Descr_5f_ttl2"/></text:p>
      <text:p text:style-name="P402"><text:span text:style-name="T62">(</text:span><text:span text:style-name="T7">Section Center</text:span><text:span text:style-name="T62">)<text:tab/></text:span><text:span text:style-name="T65">Section <text:s/></text:span><text:span text:style-name="T63">(X </text:span><text:span text:style-name="T6">and</text:span><text:span text:style-name="T63"> Y axis </text:span><text:span text:style-name="T64">ranges</text:span><text:span text:style-name="T63">) </text:span></text:p>
      <text:p text:style-name="P397"><text:span text:style-name="T59">-200000<text:tab/></text:span><text:span text:style-name="T61">01</text:span><text:span text:style-name="T59"> (-190000 : -219999)</text:span></text:p>
      <text:p text:style-name="P397"><text:span text:style-name="T59">-180000<text:tab/></text:span><text:span text:style-name="T61">02</text:span><text:span text:style-name="T59"> (-170000 : -189999)</text:span></text:p>
      <text:p text:style-name="P397"><text:span text:style-name="T59">-160000<text:tab/></text:span><text:span text:style-name="T61">03</text:span><text:span text:style-name="T59"> (-150000 : -189999)</text:span></text:p>
      <text:p text:style-name="P397"><text:span text:style-name="T59">-140000<text:tab/></text:span><text:span text:style-name="T61">04</text:span><text:span text:style-name="T59"> (-130000 : -149999)</text:span></text:p>
      <text:p text:style-name="P397"><text:span text:style-name="T59">-120000<text:tab/></text:span><text:span text:style-name="T61">05</text:span><text:span text:style-name="T59"> (-110000 : -129999)</text:span></text:p>
      <text:p text:style-name="P397"><text:span text:style-name="T59">-100000<text:tab/></text:span><text:span text:style-name="T61">06</text:span><text:span text:style-name="T59"> (-90000 : -109999)</text:span></text:p>
      <text:p text:style-name="P397"><text:span text:style-name="T59">-80000<text:tab/></text:span><text:span text:style-name="T61">07</text:span><text:span text:style-name="T59"> (-70000 : -89999)</text:span></text:p>
      <text:p text:style-name="P397"><text:span text:style-name="T59">-60000<text:tab/></text:span><text:span text:style-name="T61">08</text:span><text:span text:style-name="T59"> (-50000 : -69999)</text:span></text:p>
      <text:p text:style-name="P397"><text:span text:style-name="T59">-40000<text:tab/></text:span><text:span text:style-name="T61">09</text:span><text:span text:style-name="T59"> (-30000 : -49999)</text:span></text:p>
      <text:p text:style-name="P397"><text:span text:style-name="T59">-20000<text:tab/></text:span><text:span text:style-name="T61">10</text:span><text:span text:style-name="T59"> (-10000 : -29999)</text:span></text:p>
      <text:p text:style-name="P397"><text:span text:style-name="T59">0000<text:tab/></text:span><text:span text:style-name="T61">11</text:span><text:span text:style-name="T59"> (9999 : -9999)</text:span></text:p>
      <text:p text:style-name="P397"><text:span text:style-name="T59">20000<text:tab/></text:span><text:span text:style-name="T61">12</text:span><text:span text:style-name="T59"> (10000 : 29999)</text:span></text:p>
      <text:p text:style-name="P397"><text:span text:style-name="T59">40000<text:tab/></text:span><text:span text:style-name="T61">13</text:span><text:span text:style-name="T59"> (30000 : 49999)</text:span></text:p>
      <text:p text:style-name="P397"><text:span text:style-name="T59">-60000<text:tab/></text:span><text:span text:style-name="T61">14</text:span><text:span text:style-name="T59"> (50000 : 69999)</text:span></text:p>
      <text:p text:style-name="P397"><text:span text:style-name="T59">80000<text:tab/></text:span><text:span text:style-name="T61">15</text:span><text:span text:style-name="T59"> (70000 : 89999)</text:span></text:p>
      <text:p text:style-name="P397"><text:span text:style-name="T59">100000<text:tab/></text:span><text:span text:style-name="T61">16</text:span><text:span text:style-name="T59"> (90000 : 109999)</text:span></text:p>
      <text:p text:style-name="P397"><text:span text:style-name="T59">120000<text:tab/></text:span><text:span text:style-name="T61">17</text:span><text:span text:style-name="T59"> (100000 : 129999)</text:span></text:p>
      <text:p text:style-name="P397"><text:span text:style-name="T59">140000<text:tab/></text:span><text:span text:style-name="T61">18</text:span><text:span text:style-name="T59"> (130000 : 149999)</text:span></text:p>
      <text:p text:style-name="P397"><text:span text:style-name="T59">160000<text:tab/></text:span><text:span text:style-name="T61">19</text:span><text:span text:style-name="T59"> (150000 : 169999)</text:span></text:p>
      <text:p text:style-name="P397"><text:span text:style-name="T59">180000<text:tab/></text:span><text:span text:style-name="T61">20</text:span><text:span text:style-name="T59"> (170000 : 189999)</text:span></text:p>
      <text:p text:style-name="P397"><text:span text:style-name="T59">200000<text:tab/></text:span><text:span text:style-name="T61">21</text:span><text:span text:style-name="T59"> (190000 : 209999)</text:span></text:p>
      <text:p text:style-name="P320"/>
      <text:list xml:id="list2732073474386777562" text:style-name="L1">
        <text:list-item>
          <text:p text:style-name="P434"><text:span text:style-name="T1">The standard</text:span><text:span text:style-name="T17"> s</text:span><text:span text:style-name="T10">ize of one section</text:span><text:span text:style-name="T44"> </text:span><text:span text:style-name="T19">zone </text:span><text:span text:style-name="T9">is </text:span><text:span text:style-name="T43">29999×29999</text:span><text:span text:style-name="T11"> pixels</text:span></text:p>
        </text:list-item>
        <text:list-item>
          <text:p text:style-name="P435"><text:span text:style-name="T9">Y is always equal to X </text:span><text:span text:style-name="T12">as Section center coordinates</text:span></text:p>
        </text:list-item>
        <text:list-item>
          <text:p text:style-name="P436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19"/>
      <text:p text:style-name="P326"><text:span text:style-name="T40">For convert</text:span><text:span text:style-name="T50">ing</text:span><text:span text:style-name="T40"> from absolute coordinates to the relative of center </text:span><text:span text:style-name="T51">by</text:span><text:span text:style-name="T40"> one section:</text:span></text:p>
      <text:p text:style-name="P131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1"/>
      <text:p text:style-name="P371"><text:span text:style-name="T126">The section size and position </text:span><text:span text:style-name="T127">are defined by the position of each side of the section.<text:line-break/>height and width are calculated with a formula:</text:span><text:span text:style-name="T107"><text:line-break/></text:span><text:span text:style-name="T106">W = |L-R| <text:s text:c="7"/>H = |T-B|</text:span></text:p>
      <text:p text:style-name="P328"/>
      <text:p text:style-name="P328"><draw:frame draw:style-name="fr1" draw:name="Изображение2" text:anchor-type="paragraph" svg:x="0.272cm" svg:y="0.037cm" svg:width="8.454cm" svg:height="7.13cm" draw:z-index="2"><draw:image xlink:href="Pictures/2000000900002536000021CD187B9325AA6B8001.svm" xlink:type="simple" xlink:show="embed" xlink:actuate="onLoad"/></draw:frame></text:p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328"/>
      <text:p text:style-name="P401"><text:span text:style-name="T128">The c</text:span><text:span text:style-name="T54">oordinates of </text:span><text:span text:style-name="T128">an object's placement is set </text:span><text:span text:style-name="T54">concerning its upper left corner</text:span><text:span text:style-name="T52">:</text:span></text:p>
      <text:p text:style-name="P377"><text:span text:style-name="T45">In this example,</text:span><text:span text:style-name="T52"> </text:span><text:span text:style-name="T50">the </text:span><text:span text:style-name="T52">mushroom</text:span><text:span text:style-name="T50">'s </text:span><text:span text:style-name="T52">coordinates on </text:span><text:span text:style-name="T50">the </text:span><text:span text:style-name="T52">current section is: </text:span><text:span text:style-name="T46">X</text:span><text:span text:style-name="T52">=2150; <text:s/></text:span><text:span text:style-name="T46">Y</text:span><text:span text:style-name="T52">=2600<text:line-break/></text:span><text:span text:style-name="T45">and the block coordinates are: </text:span><text:span text:style-name="T46">X</text:span><text:span text:style-name="T45">=2150; <text:s/>Y=2632</text:span></text:p>
      <text:p text:style-name="P369"><text:span text:style-name="T53">Remember!</text:span><text:span text:style-name="T47"><text:line-break/>As the </text:span><text:span text:style-name="T48">Y</text:span><text:span text:style-name="T47"> axis is turned to move </text:span><text:span text:style-name="T49">an</text:span><text:span text:style-name="T47"> object down, it is necessary to add to </text:span><text:span text:style-name="T49">the </text:span><text:span text:style-name="T47">Y offset and to move up, it is necessary to subtract.</text:span></text:p>
      <text:p text:style-name="P199"><draw:frame draw:style-name="fr2" draw:name="Графический объект1" text:anchor-type="paragraph" svg:x="0.325cm" svg:y="0.669cm" svg:width="6.031cm" svg:height="5.56cm" draw:z-index="0"><draw:image xlink:href="Pictures/20000009000017C60000159B08BCC20BA6C68C96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76593B21D58B379.svm" xlink:type="simple" xlink:show="embed" xlink:actuate="onLoad"/></draw:frame><text:line-break/></text:p>
      <text:p text:style-name="P406"><text:span text:style-name="Descr_5f_ttl2"><text:span text:style-name="T102">File Format Specification</text:span></text:span></text:p>
      <text:p text:style-name="P366">The reference designations:</text:p>
      <text:list xml:id="list4867566184238874162" text:style-name="L2">
        <text:list-item>
          <text:p text:style-name="P437">standart parameter</text:p>
        </text:list-item>
        <text:list-item>
          <text:p text:style-name="P440">currently not implemented <text:span text:style-name="T176">or </text:span>not used parameter</text:p>
        </text:list-item>
        <text:list-item>
          <text:p text:style-name="P441">Comment title</text:p>
        </text:list-item>
        <text:list-item>
          <text:p text:style-name="P442"><text:span text:style-name="Descr"><text:span text:style-name="T86">Comment description</text:span></text:span></text:p>
        </text:list-item>
        <text:list-item>
          <text:p text:style-name="P442"><text:span text:style-name="Descr"><text:span text:style-name="T57">loop</text:span></text:span></text:p>
        </text:list-item>
        <text:list-item>
          <text:p text:style-name="P442"><text:span text:style-name="Descr"><text:span text:style-name="T58">variable</text:span></text:span></text:p>
        </text:list-item>
        <text:list-item>
          <text:p text:style-name="P443"><text:span text:style-name="Descr_5f_special"><text:span text:style-name="T99">Special option, using only under special conditions, differently is absent</text:span></text:span></text:p>
        </text:list-item>
        <text:list-item>
          <text:p text:style-name="P438">File format version limit</text:p>
        </text:list-item>
        <text:list-item>
          <text:p text:style-name="P439"><text:span text:style-name="Descr_5f_dtype">Data type</text:span></text:p>
        </text:list-item>
      </text:list>
      <text:p text:style-name="P392"><text:span text:style-name="Descr_5f_special"><text:span text:style-name="T86"/></text:span></text:p>
      <text:p text:style-name="P393"><text:span text:style-name="Descr_5f_special"><text:span text:style-name="T104">File format version:</text:span></text:span></text:p>
      <text:p text:style-name="P394"><text:span text:style-name="Descr_5f_special"><text:span text:style-name="T87">The version number of the file format defines data present or absent in the file.</text:span></text:span></text:p>
      <text:p text:style-name="P379"/>
      <text:p text:style-name="P379"/>
      <text:p text:style-name="P367">Sections</text:p>
      <text:p text:style-name="P375">Each data type separated by markers:</text:p>
      <text:p text:style-name="P367"><text:span text:style-name="T67">started from line </text:span>DATA1<text:span text:style-name="T67"> and closed with line </text:span>DATA1_END</text:p>
      <text:p text:style-name="P367"/>
      <text:p text:style-name="P368">for example:</text:p>
      <text:p text:style-name="P376">SECTION<text:line-break/><text:span text:style-name="T108">SC:1;L:-32445;R:-32436;T:-43623;B:-32677;MZ:43;MF:"test.ogg";BG:34; </text:span><text:span text:style-name="T103">← some data</text:span><text:line-break/>SECTION_END</text:p>
      <text:p text:style-name="P367"/>
      <text:p text:style-name="P329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1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62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62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193">META_BOOKMARKS</text:p>
          </table:table-cell>
          <table:table-cell table:style-name="Таблица1.B5" office:value-type="string">
            <text:p text:style-name="P193"><text:span text:style-name="Descr"><text:span text:style-name="T163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3">STARTPOINT</text:p>
          </table:table-cell>
          <table:table-cell table:style-name="Таблица1.B5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62">BLOCK</text:p>
          </table:table-cell>
          <table:table-cell table:style-name="Таблица1.B6" office:value-type="string">
            <text:p text:style-name="P323"><text:span text:style-name="Descr"><text:span text:style-name="T100">Blocks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7" office:value-type="string">
            <text:p text:style-name="P162">BGO</text:p>
          </table:table-cell>
          <table:table-cell table:style-name="Таблица1.B7" office:value-type="string">
            <text:p text:style-name="P323"><text:span text:style-name="Descr"><text:span text:style-name="T100">BGO </text:span></text:span><text:span text:style-name="Descr">present </text:span><text:span text:style-name="Descr"><text:span text:style-name="T100">on the map</text:span></text:span></text:p>
          </table:table-cell>
        </table:table-row>
        <table:table-row>
          <table:table-cell table:style-name="Таблица1.A8" office:value-type="string">
            <text:p text:style-name="P162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62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62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62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3" office:value-type="string">
            <text:p text:style-name="P162">EVENTS</text:p>
          </table:table-cell>
          <table:table-cell table:style-name="Таблица1.B13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3" office:value-type="string">
            <text:p text:style-name="P34">EVENT</text:p>
          </table:table-cell>
          <table:table-cell table:style-name="Таблица1.B13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4" office:value-type="string">
            <text:p text:style-name="P162">EVENTS_CLASSIC</text:p>
          </table:table-cell>
          <table:table-cell table:style-name="Таблица1.B14" office:value-type="string">
            <text:p text:style-name="P1"><text:span text:style-name="Descr">SMBX64-compatible classic events</text:span></text:p>
          </table:table-cell>
        </table:table-row>
      </table:table>
      <text:p text:style-name="P200"/>
      <text:p text:style-name="P202"/>
      <text:p text:style-name="P405">Data<text:span text:style-name="T67"><text:line-break/><text:tab/>Each data entry have each line. Parameters separated with a semicolon “;”. All parameters must have a markers. Marker and value separated by </text:span><text:span text:style-name="T68">colon </text:span><text:span text:style-name="T67">“:”. </text:span><text:span text:style-name="T69">Non-exist markers will be skipped.</text:span></text:p>
      <text:p text:style-name="P364"><text:span text:style-name="T67">Not allowing to use parameters without markers. </text:span><text:span text:style-name="T70">Data-type for each parameter defining by </text:span><text:span text:style-name="T71">its internal. Data-types closed by its markers. </text:span><text:span text:style-name="T72">Always possible add new marker with possible to save compatible with old versions.</text:span></text:p>
      <text:p text:style-name="P374"/>
      <text:p text:style-name="P365"><text:span text:style-name="T109">E</text:span>xample of data entry:</text:p>
      <text:p text:style-name="P395">ID:24;X:-4146;Y:23566;V:-1;ZO:0;SP:-1;L:"Default"</text:p>
      <text:p text:style-name="Standard"/>
      <text:p text:style-name="Standard"/>
      <text:p text:style-name="P410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11"><text:span text:style-name="Descr_5f_dtype"><text:span text:style-name="T67">12345</text:span></text:span></text:p>
          </table:table-cell>
          <table:table-cell table:style-name="Таблица12.B1" office:value-type="string">
            <text:p text:style-name="P411"><text:span text:style-name="Descr"><text:span text:style-name="T67">unsigned int/long</text:span></text:span></text:p>
          </table:table-cell>
        </table:table-row>
        <table:table-row>
          <table:table-cell table:style-name="Таблица12.A2" office:value-type="string">
            <text:p text:style-name="P411"><text:span text:style-name="Descr_5f_dtype"><text:span text:style-name="T67">-31414</text:span></text:span></text:p>
          </table:table-cell>
          <table:table-cell table:style-name="Таблица12.B2" office:value-type="string">
            <text:p text:style-name="P412"><text:span text:style-name="Descr"><text:span text:style-name="T67">signed int/long</text:span></text:span></text:p>
          </table:table-cell>
        </table:table-row>
        <table:table-row>
          <table:table-cell table:style-name="Таблица12.A2" office:value-type="string">
            <text:p text:style-name="P418"><text:span text:style-name="Descr_5f_dtype">13.45</text:span></text:p>
          </table:table-cell>
          <table:table-cell table:style-name="Таблица12.B2" office:value-type="string">
            <text:p text:style-name="P416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18"><text:span text:style-name="Descr_5f_dtype">-34.772</text:span></text:p>
          </table:table-cell>
          <table:table-cell table:style-name="Таблица12.B2" office:value-type="string">
            <text:p text:style-name="P417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411"><text:span text:style-name="Descr_5f_dtype">"Hello world"</text:span></text:p>
          </table:table-cell>
          <table:table-cell table:style-name="Таблица12.B2" office:value-type="string">
            <text:p text:style-name="P413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20"><text:span text:style-name="Descr_5f_dtype">H48656c6c6f20776f726c64</text:span></text:p>
          </table:table-cell>
          <table:table-cell table:style-name="Таблица12.B2" office:value-type="string">
            <text:p text:style-name="P419"><text:span text:style-name="Descr"><text:span text:style-name="T145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413"><text:span text:style-name="Descr_5f_dtype">[123,54,243,33]</text:span></text:p>
          </table:table-cell>
          <table:table-cell table:style-name="Таблица12.B2" office:value-type="string">
            <text:p text:style-name="P413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413"><text:span text:style-name="Descr_5f_dtype">["test", "cat", "dog"]</text:span></text:p>
          </table:table-cell>
          <table:table-cell table:style-name="Таблица12.B2" office:value-type="string">
            <text:p text:style-name="P413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413"><text:span text:style-name="Descr_5f_dtype">0/1</text:span></text:p>
          </table:table-cell>
          <table:table-cell table:style-name="Таблица12.B2" office:value-type="string">
            <text:p text:style-name="P415"><text:span text:style-name="Descr"><text:span text:style-name="T162">Boolean</text:span></text:span></text:p>
          </table:table-cell>
        </table:table-row>
        <table:table-row>
          <table:table-cell table:style-name="Таблица12.A2" office:value-type="string">
            <text:p text:style-name="P413"><text:span text:style-name="Descr_5f_dtype">011011010</text:span></text:p>
          </table:table-cell>
          <table:table-cell table:style-name="Таблица12.B2" office:value-type="string">
            <text:p text:style-name="P415"><text:span text:style-name="Descr"><text:span text:style-name="T162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414"><text:span text:style-name="Descr_5f_dtype"><text:span text:style-name="T38">B12FD24</text:span></text:span></text:p>
          </table:table-cell>
          <table:table-cell table:style-name="Таблица12.B2" office:value-type="string">
            <text:p text:style-name="P415"><text:span text:style-name="Descr"><text:span text:style-name="T161">Byte-encoded B</text:span></text:span><text:span text:style-name="Descr">ool</text:span><text:span text:style-name="Descr"><text:span text:style-name="T162">ean</text:span></text:span><text:span text:style-name="Descr"> array</text:span></text:p>
          </table:table-cell>
        </table:table-row>
      </table:table>
      <text:p text:style-name="P410"/>
      <text:p text:style-name="P387"/>
      <text:p text:style-name="P388">Also inside strings can be used sprcial <text:span text:style-name="T125">safe constants</text:span>:</text:p>
      <text:p text:style-name="P388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29">\n</text:p>
          </table:table-cell>
          <table:table-cell table:style-name="Таблица13.B1" office:value-type="string">
            <text:p text:style-name="P421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30">\”</text:p>
          </table:table-cell>
          <table:table-cell table:style-name="Таблица13.B2" office:value-type="string">
            <text:p text:style-name="P424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30">\\</text:p>
          </table:table-cell>
          <table:table-cell table:style-name="Таблица13.B2" office:value-type="string">
            <text:p text:style-name="P425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30">\;</text:p>
          </table:table-cell>
          <table:table-cell table:style-name="Таблица13.B2" office:value-type="string">
            <text:p text:style-name="P425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30">\:</text:p>
          </table:table-cell>
          <table:table-cell table:style-name="Таблица13.B2" office:value-type="string">
            <text:p text:style-name="P425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31">\[</text:p>
          </table:table-cell>
          <table:table-cell table:style-name="Таблица13.B2" office:value-type="string">
            <text:p text:style-name="P426"><text:span text:style-name="Descr">[</text:span></text:p>
          </table:table-cell>
        </table:table-row>
        <table:table-row>
          <table:table-cell table:style-name="Таблица13.A2" office:value-type="string">
            <text:p text:style-name="P431">\]</text:p>
          </table:table-cell>
          <table:table-cell table:style-name="Таблица13.B2" office:value-type="string">
            <text:p text:style-name="P426"><text:span text:style-name="Descr">]</text:span></text:p>
          </table:table-cell>
        </table:table-row>
        <table:table-row>
          <table:table-cell table:style-name="Таблица13.A2" office:value-type="string">
            <text:p text:style-name="P432">\,</text:p>
          </table:table-cell>
          <table:table-cell table:style-name="Таблица13.B2" office:value-type="string">
            <text:p text:style-name="P427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33">\%</text:p>
          </table:table-cell>
          <table:table-cell table:style-name="Таблица13.B2" office:value-type="string">
            <text:p text:style-name="P428"><text:span text:style-name="Descr">Percent</text:span></text:p>
          </table:table-cell>
        </table:table-row>
      </table:table>
      <text:p text:style-name="P388"/>
      <text:p text:style-name="P391"/>
      <text:p text:style-name="P387"/>
      <text:p text:style-name="P389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23"><text:span text:style-name="T124">@</text:span>p<text:span text:style-name="T124">@</text:span></text:p>
          </table:table-cell>
          <table:table-cell table:style-name="Таблица14.B1" office:value-type="string">
            <text:p text:style-name="P422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390"/>
      <text:p text:style-name="P387"/>
      <text:p text:style-name="P387"/>
      <text:p text:style-name="P399">Data markers</text:p>
      <text:p text:style-name="P203"/>
      <text:p text:style-name="P204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3">Marker</text:p>
          </table:table-cell>
          <table:table-cell table:style-name="Таблица2.B1" office:value-type="string">
            <text:p text:style-name="P243">Description</text:p>
          </table:table-cell>
        </table:table-row>
        <table:table-row>
          <table:table-cell table:style-name="Таблица2.A2" office:value-type="string">
            <text:p text:style-name="P163">TL</text:p>
          </table:table-cell>
          <table:table-cell table:style-name="Таблица2.B2" office:value-type="string">
            <text:p text:style-name="P209"><text:span text:style-name="Descr_5f_dtype"><text:span text:style-name="T67">(string)</text:span></text:span><text:span text:style-name="Descr"><text:span text:style-name="T67"> Level title</text:span></text:span></text:p>
          </table:table-cell>
        </table:table-row>
        <table:table-row>
          <table:table-cell table:style-name="Таблица2.A5" office:value-type="string">
            <text:p text:style-name="P163">SZ</text:p>
          </table:table-cell>
          <table:table-cell table:style-name="Таблица2.B5" office:value-type="string">
            <text:p text:style-name="P209"><text:span text:style-name="Descr_5f_dtype"><text:span text:style-name="T67">(unsigned int)</text:span></text:span><text:span text:style-name="Descr"><text:span text:style-name="T67"> Number of stars</text:span></text:span></text:p>
          </table:table-cell>
        </table:table-row>
        <table:table-row>
          <table:table-cell table:style-name="Таблица2.A5" office:value-type="string">
            <text:p text:style-name="P195">DL</text:p>
          </table:table-cell>
          <table:table-cell table:style-name="Таблица2.B5" office:value-type="string">
            <text:p text:style-name="P195"><text:span text:style-name="Descr_5f_dtype">(string)</text:span><text:span text:style-name="Descr"> Target level to open when player will fail (all playable characters are dead)</text:span></text:p>
          </table:table-cell>
        </table:table-row>
        <table:table-row>
          <table:table-cell table:style-name="Таблица2.A5" office:value-type="string">
            <text:p text:style-name="P196">DE</text:p>
          </table:table-cell>
          <table:table-cell table:style-name="Таблица2.B5" office:value-type="string">
            <text:p text:style-name="P196"><text:span text:style-name="Descr_5f_dtype">(unsigned int)</text:span><text:span text:style-name="Descr"> Target level warp-ID (0 – regular entrance, &gt;=1 – warp-ID of enter)</text:span></text:p>
          </table:table-cell>
        </table:table-row>
        <table:table-row>
          <table:table-cell table:style-name="Таблица2.A9" office:value-type="string">
            <text:p text:style-name="P14">CN</text:p>
          </table:table-cell>
          <table:table-cell table:style-name="Таблица2.B9" office:value-type="string">
            <text:p text:style-name="P214"><text:span text:style-name="Descr_5f_dtype"><text:span text:style-name="T67">(string)</text:span></text:span><text:span text:style-name="Descr"><text:span text:style-name="T67"> Game config key.</text:span></text:span></text:p>
          </table:table-cell>
        </table:table-row>
        <table:table-row>
          <table:table-cell table:style-name="Таблица2.A9" office:value-type="string">
            <text:p text:style-name="P27">GS</text:p>
          </table:table-cell>
          <table:table-cell table:style-name="Таблица2.B9" office:value-type="string">
            <text:p text:style-name="P27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9" office:value-type="string">
            <text:p text:style-name="P30">PS</text:p>
          </table:table-cell>
          <table:table-cell table:style-name="Таблица2.B9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9" office:value-type="string">
            <text:p text:style-name="P31">CC</text:p>
          </table:table-cell>
          <table:table-cell table:style-name="Таблица2.B9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11" office:value-type="string">
            <text:p text:style-name="P32">CT</text:p>
          </table:table-cell>
          <table:table-cell table:style-name="Таблица2.B11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11" office:value-type="string">
            <text:p text:style-name="P157">TL</text:p>
          </table:table-cell>
          <table:table-cell table:style-name="Таблица2.B11" office:value-type="string">
            <text:p text:style-name="P157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2" office:value-type="string">
            <text:p text:style-name="P158">TA</text:p>
          </table:table-cell>
          <table:table-cell table:style-name="Таблица2.B12" office:value-type="string">
            <text:p text:style-name="P158"><text:span text:style-name="Descr_5f_dtype">(int)</text:span><text:span text:style-name="Descr"> Time limit type (Kill player, Trigger event)</text:span></text:p>
          </table:table-cell>
        </table:table-row>
      </table:table>
      <text:p text:style-name="P214"/>
      <text:p text:style-name="P214"/>
      <text:p text:style-name="P205"><text:span text:style-name="T111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4">Marker</text:p>
          </table:table-cell>
          <table:table-cell table:style-name="Таблица3.B1" office:value-type="string">
            <text:p text:style-name="P244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10"><text:span text:style-name="Descr_5f_dtype"><text:span text:style-name="T67">(unsigned int)</text:span></text:span><text:span text:style-name="Descr"><text:span text:style-name="T67"> Number of section</text:span></text:span></text:p>
          </table:table-cell>
        </table:table-row>
        <table:table-row>
          <table:table-cell table:style-name="Таблица3.A22" office:value-type="string">
            <text:p text:style-name="P4">L</text:p>
          </table:table-cell>
          <table:table-cell table:style-name="Таблица3.B22" office:value-type="string">
            <text:p text:style-name="P279"><text:span text:style-name="Descr_5f_dtype"><text:span text:style-name="T67">(long)</text:span></text:span><text:span text:style-name="Descr"><text:span text:style-name="T67"> Left side position X</text:span></text:span></text:p>
          </table:table-cell>
        </table:table-row>
        <table:table-row>
          <table:table-cell table:style-name="Таблица3.A22" office:value-type="string">
            <text:p text:style-name="P5">T</text:p>
          </table:table-cell>
          <table:table-cell table:style-name="Таблица3.B22" office:value-type="string">
            <text:p text:style-name="P6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3.A22" office:value-type="string">
            <text:p text:style-name="P5">B</text:p>
          </table:table-cell>
          <table:table-cell table:style-name="Таблица3.B22" office:value-type="string">
            <text:p text:style-name="P6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3.A22" office:value-type="string">
            <text:p text:style-name="P5">R</text:p>
          </table:table-cell>
          <table:table-cell table:style-name="Таблица3.B22" office:value-type="string">
            <text:p text:style-name="P280"><text:span text:style-name="Descr_5f_dtype"><text:span text:style-name="T67">(long)</text:span></text:span><text:span text:style-name="Descr"><text:span text:style-name="T67"> Right side position X</text:span></text:span></text:p>
          </table:table-cell>
        </table:table-row>
        <table:table-row>
          <table:table-cell table:style-name="Таблица3.A22" office:value-type="string">
            <text:p text:style-name="P5">MZ</text:p>
          </table:table-cell>
          <table:table-cell table:style-name="Таблица3.B22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22" office:value-type="string">
            <text:p text:style-name="P5">MF</text:p>
          </table:table-cell>
          <table:table-cell table:style-name="Таблица3.B22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22" office:value-type="string">
            <text:p text:style-name="P17">BG</text:p>
          </table:table-cell>
          <table:table-cell table:style-name="Таблица3.B22" office:value-type="string">
            <text:p text:style-name="P18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22" office:value-type="string">
            <text:p text:style-name="P312">BF</text:p>
          </table:table-cell>
          <table:table-cell table:style-name="Таблица3.B22" office:value-type="string">
            <text:p text:style-name="P17"><text:span text:style-name="Descr_5f_dtype"><text:span text:style-name="T168">(string)</text:span></text:span><text:span text:style-name="Descr"><text:span text:style-name="T168"> Custom background relative file path</text:span></text:span></text:p>
          </table:table-cell>
        </table:table-row>
        <table:table-row>
          <table:table-cell table:style-name="Таблица3.A22" office:value-type="string">
            <text:p text:style-name="P19">CS</text:p>
          </table:table-cell>
          <table:table-cell table:style-name="Таблица3.B22" office:value-type="string">
            <text:p text:style-name="P19"><text:span text:style-name="Descr_5f_dtype">(bool)</text:span><text:span text:style-name="Descr"> Connect sides flag </text:span><text:span text:style-name="Descr"><text:span text:style-name="T165">(horizontally)</text:span></text:span></text:p>
          </table:table-cell>
        </table:table-row>
        <table:table-row>
          <table:table-cell table:style-name="Таблица3.A22" office:value-type="string">
            <text:p text:style-name="P197">CSV</text:p>
          </table:table-cell>
          <table:table-cell table:style-name="Таблица3.B22" office:value-type="string">
            <text:p text:style-name="P20"><text:span text:style-name="Descr_5f_dtype">(bool)</text:span><text:span text:style-name="Descr"> Connect sides flag </text:span><text:span text:style-name="Descr"><text:span text:style-name="T165">(vertically)</text:span></text:span></text:p>
          </table:table-cell>
        </table:table-row>
        <table:table-row>
          <table:table-cell table:style-name="Таблица3.A22" office:value-type="string">
            <text:p text:style-name="P21">OE</text:p>
          </table:table-cell>
          <table:table-cell table:style-name="Таблица3.B22" office:value-type="string">
            <text:p text:style-name="P21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22" office:value-type="string">
            <text:p text:style-name="P22">SR</text:p>
          </table:table-cell>
          <table:table-cell table:style-name="Таблица3.B22" office:value-type="string">
            <text:p text:style-name="P23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22" office:value-type="string">
            <text:p text:style-name="P22">SL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6">Right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198">SR</text:p>
          </table:table-cell>
          <table:table-cell table:style-name="Таблица3.B22" office:value-type="string">
            <text:p text:style-name="P24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22" office:value-type="string">
            <text:p text:style-name="P22">S<text:span text:style-name="T167">D</text:span>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7">Up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198">S<text:span text:style-name="T167">U</text:span></text:p>
          </table:table-cell>
          <table:table-cell table:style-name="Таблица3.B22" office:value-type="string">
            <text:p text:style-name="P24"><text:span text:style-name="Descr_5f_dtype">(bool)</text:span><text:span text:style-name="Descr"> </text:span><text:span text:style-name="Descr"><text:span text:style-name="T167">Down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313">GR</text:p>
          </table:table-cell>
          <table:table-cell table:style-name="Таблица3.B22" office:value-type="string">
            <text:p text:style-name="P25"><text:span text:style-name="Descr_5f_dtype"><text:span text:style-name="T168">(int)</text:span></text:span><text:span text:style-name="Descr"><text:span text:style-name="T168"> Gravity Value</text:span></text:span></text:p>
          </table:table-cell>
        </table:table-row>
        <table:table-row>
          <table:table-cell table:style-name="Таблица3.A22" office:value-type="string">
            <text:p text:style-name="P314">W<text:span text:style-name="T112">E</text:span></text:p>
          </table:table-cell>
          <table:table-cell table:style-name="Таблица3.B22" office:value-type="string">
            <text:p text:style-name="P26"><text:span text:style-name="Descr_5f_dtype"><text:span text:style-name="T168">(bool)</text:span></text:span><text:span text:style-name="Descr"><text:span text:style-name="T168"> Section wind flag</text:span></text:span></text:p>
          </table:table-cell>
        </table:table-row>
        <table:table-row>
          <table:table-cell table:style-name="Таблица3.A22" office:value-type="string">
            <text:p text:style-name="P315">WD</text:p>
          </table:table-cell>
          <table:table-cell table:style-name="Таблица3.B22" office:value-type="string">
            <text:p text:style-name="P28"><text:span text:style-name="Descr_5f_dtype"><text:span text:style-name="T168">(int)</text:span></text:span><text:span text:style-name="Descr"><text:span text:style-name="T168"> Section wind direction</text:span></text:span></text:p>
          </table:table-cell>
        </table:table-row>
        <table:table-row>
          <table:table-cell table:style-name="Таблица3.A22" office:value-type="string">
            <text:p text:style-name="P316">WF</text:p>
          </table:table-cell>
          <table:table-cell table:style-name="Таблица3.B22" office:value-type="string">
            <text:p text:style-name="P324"><text:span text:style-name="Descr_5f_dtype"><text:span text:style-name="T169">(int)</text:span></text:span><text:span text:style-name="Descr"><text:span text:style-name="T101"> Wind </text:span></text:span><text:span text:style-name="Descr"><text:span text:style-name="T168">strength value</text:span></text:span><text:span text:style-name="Descr"><text:span text:style-name="T101"> </text:span></text:span></text:p>
          </table:table-cell>
        </table:table-row>
        <table:table-row>
          <table:table-cell table:style-name="Таблица3.A23" office:value-type="string">
            <text:p text:style-name="P317">WT</text:p>
          </table:table-cell>
          <table:table-cell table:style-name="Таблица3.B23" office:value-type="string">
            <text:p text:style-name="P29"><text:span text:style-name="Descr_5f_dtype"><text:span text:style-name="T168">(int)</text:span></text:span><text:span text:style-name="Descr"><text:span text:style-name="T168"> Weather effects</text:span></text:span></text:p>
          </table:table-cell>
        </table:table-row>
        <table:table-row>
          <table:table-cell table:style-name="Таблица3.A24" office:value-type="string">
            <text:p text:style-name="P318">CC</text:p>
          </table:table-cell>
          <table:table-cell table:style-name="Таблица3.B24" office:value-type="string">
            <text:p text:style-name="P31"><text:span text:style-name="Descr_5f_dtype"><text:span text:style-name="T168">(bool array)</text:span></text:span><text:span text:style-name="Descr"><text:span text:style-name="T168"> Controls flags (allow/deny control features for this section only)</text:span></text:span></text:p>
          </table:table-cell>
        </table:table-row>
      </table:table>
      <text:p text:style-name="P215"/>
      <text:p text:style-name="P207"><text:span text:style-name="T164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278">Marker</text:p>
          </table:table-cell>
          <table:table-cell table:style-name="Таблица46.B1" office:value-type="string">
            <text:p text:style-name="P278">Description</text:p>
          </table:table-cell>
        </table:table-row>
        <table:table-row>
          <table:table-cell table:style-name="Таблица46.A2" office:value-type="string">
            <text:p text:style-name="P194">BM</text:p>
          </table:table-cell>
          <table:table-cell table:style-name="Таблица46.B2" office:value-type="string">
            <text:p text:style-name="P212"><text:span text:style-name="Descr_5f_dtype"><text:span text:style-name="T67">(</text:span></text:span><text:span text:style-name="Descr_5f_dtype"><text:span text:style-name="T84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85">Bookmark title</text:span></text:span></text:p>
          </table:table-cell>
        </table:table-row>
        <table:table-row>
          <table:table-cell table:style-name="Таблица46.A3" office:value-type="string">
            <text:p text:style-name="P40">X</text:p>
          </table:table-cell>
          <table:table-cell table:style-name="Таблица46.B3" office:value-type="string">
            <text:p text:style-name="P212"><text:span text:style-name="Descr_5f_dtype"><text:span text:style-name="T67">(long)</text:span></text:span><text:span text:style-name="Descr"><text:span text:style-name="T67"> Position X</text:span></text:span></text:p>
          </table:table-cell>
        </table:table-row>
        <table:table-row>
          <table:table-cell table:style-name="Таблица46.A4" office:value-type="string">
            <text:p text:style-name="P40">Y</text:p>
          </table:table-cell>
          <table:table-cell table:style-name="Таблица46.B4" office:value-type="string">
            <text:p text:style-name="P242"><text:span text:style-name="Descr_5f_dtype"><text:span text:style-name="T67">(long)</text:span></text:span><text:span text:style-name="Descr"><text:span text:style-name="T67"> Position Y</text:span></text:span></text:p>
          </table:table-cell>
        </table:table-row>
      </table:table>
      <text:p text:style-name="P16"/>
      <text:p text:style-name="P215"/>
      <text:p text:style-name="P206"><text:span text:style-name="T113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45">Marker</text:p>
          </table:table-cell>
          <table:table-cell table:style-name="Таблица4.B1" office:value-type="string">
            <text:p text:style-name="P245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211"><text:span text:style-name="Descr_5f_dtype"><text:span text:style-name="T67">(unsigned int)</text:span></text:span><text:span text:style-name="Descr"><text:span text:style-name="T67"> Player ID</text:span></text:span></text:p>
          </table:table-cell>
        </table:table-row>
        <text:soft-page-break/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211"><text:span text:style-name="Descr_5f_dtype"><text:span text:style-name="T67">(long)</text:span></text:span><text:span text:style-name="Descr"><text:span text:style-name="T67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216"><text:span text:style-name="Descr_5f_dtype"><text:span text:style-name="T67">(long)</text:span></text:span><text:span text:style-name="Descr"><text:span text:style-name="T67"> Position Y</text:span></text:span></text:p>
          </table:table-cell>
        </table:table-row>
        <table:table-row>
          <table:table-cell table:style-name="Таблица4.A5" office:value-type="string">
            <text:p text:style-name="P77">D</text:p>
          </table:table-cell>
          <table:table-cell table:style-name="Таблица4.B5" office:value-type="string">
            <text:p text:style-name="P77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13"/>
      <text:p text:style-name="P208"><text:span text:style-name="T114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46">Marker</text:p>
          </table:table-cell>
          <table:table-cell table:style-name="Таблица5.B1" office:value-type="string">
            <text:p text:style-name="P246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281"><text:span text:style-name="Descr_5f_dtype"><text:span text:style-name="T67">(unsigned long)</text:span></text:span><text:span text:style-name="Descr"><text:span text:style-name="T67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1">Y</text:p>
          </table:table-cell>
          <table:table-cell table:style-name="Таблица5.B12" office:value-type="string">
            <text:p text:style-name="P46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1">W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1">H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5">CN</text:p>
          </table:table-cell>
          <table:table-cell table:style-name="Таблица5.B12" office:value-type="string">
            <text:p text:style-name="P47"><text:span text:style-name="Descr_5f_dtype">(int)</text:span><text:span text:style-name="Descr"> NPC Content </text:span><text:span text:style-name="Descr"><text:span text:style-name="T151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8">IV</text:p>
          </table:table-cell>
          <table:table-cell table:style-name="Таблица5.B12" office:value-type="string">
            <text:p text:style-name="P48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8">SL</text:p>
          </table:table-cell>
          <table:table-cell table:style-name="Таблица5.B12" office:value-type="string">
            <text:p text:style-name="P49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50">LR</text:p>
          </table:table-cell>
          <table:table-cell table:style-name="Таблица5.B12" office:value-type="string">
            <text:p text:style-name="P50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1">ED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1">EH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1">EE</text:p>
          </table:table-cell>
          <table:table-cell table:style-name="Таблица5.B13" office:value-type="string">
            <text:p text:style-name="P52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1">PTR</text:p>
          </table:table-cell>
          <table:table-cell table:style-name="Таблица5.B14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330"/>
      <text:p text:style-name="P330"><text:span text:style-name="T115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47">Marker</text:p>
          </table:table-cell>
          <table:table-cell table:style-name="Таблица6.B1" office:value-type="string">
            <text:p text:style-name="P247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283"><text:span text:style-name="Descr_5f_dtype"><text:span text:style-name="T67">(unsigned long)</text:span></text:span><text:span text:style-name="Descr"><text:span text:style-name="T67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4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2">Y</text:p>
          </table:table-cell>
          <table:table-cell table:style-name="Таблица6.B7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4">ZO</text:p>
          </table:table-cell>
          <table:table-cell table:style-name="Таблица6.B7" office:value-type="string">
            <text:p text:style-name="P54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60">Z<text:span text:style-name="T116">P</text:span></text:p>
          </table:table-cell>
          <table:table-cell table:style-name="Таблица6.B7" office:value-type="string">
            <text:p text:style-name="P61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4">SP</text:p>
          </table:table-cell>
          <table:table-cell table:style-name="Таблица6.B7" office:value-type="string">
            <text:p text:style-name="P54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9">LR</text:p>
          </table:table-cell>
          <table:table-cell table:style-name="Таблица6.B8" office:value-type="string">
            <text:p text:style-name="P59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1">PTR</text:p>
          </table:table-cell>
          <table:table-cell table:style-name="Таблица6.B9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17"/>
      <text:p text:style-name="P331"><text:span text:style-name="T117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48">Marker</text:p>
          </table:table-cell>
          <table:table-cell table:style-name="Таблица7.B1" office:value-type="string">
            <text:p text:style-name="P248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282"><text:span text:style-name="Descr_5f_dtype"><text:span text:style-name="T67">(unsigned long)</text:span></text:span><text:span text:style-name="Descr"><text:span text:style-name="T67"> </text:span></text:span><text:span text:style-name="Descr"><text:span text:style-name="T83">NPC </text:span></text:span><text:span text:style-name="Descr"><text:span text:style-name="T67">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5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3">Y</text:p>
          </table:table-cell>
          <table:table-cell table:style-name="Таблица7.B8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2">D</text:p>
          </table:table-cell>
          <table:table-cell table:style-name="Таблица7.B8" office:value-type="string">
            <text:p text:style-name="P76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2">S1</text:p>
          </table:table-cell>
          <table:table-cell table:style-name="Таблица7.B8" office:value-type="string">
            <text:p text:style-name="P62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452">Z<text:span text:style-name="T116">P</text:span></text:p>
          </table:table-cell>
          <table:table-cell table:style-name="Таблица7.B8" office:value-type="string">
            <text:p text:style-name="P61"><text:span text:style-name="Descr_5f_dtype"><text:span text:style-name="T168">(int)</text:span></text:span><text:span text:style-name="Descr"><text:span text:style-name="T168"> Z-Position (Frg-2 / Frg / Default / Backgrnd / Backgrnd-2)</text:span></text:span></text:p>
          </table:table-cell>
        </table:table-row>
        <table:table-row>
          <table:table-cell table:style-name="Таблица7.A8" office:value-type="string">
            <text:p text:style-name="P62">S2</text:p>
          </table:table-cell>
          <table:table-cell table:style-name="Таблица7.B8" office:value-type="string">
            <text:p text:style-name="P63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5" office:value-type="string">
            <text:p text:style-name="P64">GE</text:p>
          </table:table-cell>
          <table:table-cell table:style-name="Таблица7.B25" office:value-type="string">
            <text:p text:style-name="P64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5" office:value-type="string">
            <text:p text:style-name="P64">GT</text:p>
          </table:table-cell>
          <table:table-cell table:style-name="Таблица7.B25" office:value-type="string">
            <text:p text:style-name="P64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5" office:value-type="string">
            <text:p text:style-name="P64">GD</text:p>
          </table:table-cell>
          <table:table-cell table:style-name="Таблица7.B25" office:value-type="string">
            <text:p text:style-name="P65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5" office:value-type="string">
            <text:p text:style-name="P64">GM</text:p>
          </table:table-cell>
          <table:table-cell table:style-name="Таблица7.B25" office:value-type="string">
            <text:p text:style-name="P65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5" office:value-type="string">
            <text:p text:style-name="P444">GA</text:p>
          </table:table-cell>
          <table:table-cell table:style-name="Таблица7.B25" office:value-type="string">
            <text:p text:style-name="P446"><text:span text:style-name="Descr_5f_dtype">(</text:span><text:span text:style-name="Descr_5f_dtype"><text:span text:style-name="T171">double</text:span></text:span><text:span text:style-name="Descr_5f_dtype">)</text:span><text:span text:style-name="Descr"> Generator </text:span><text:span text:style-name="Descr"><text:span text:style-name="T171">custom angl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444">GB</text:p>
          </table:table-cell>
          <table:table-cell table:style-name="Таблица7.B25" office:value-type="string">
            <text:p text:style-name="P446"><text:span text:style-name="Descr_5f_dtype">(</text:span><text:span text:style-name="Descr_5f_dtype"><text:span text:style-name="T171">unsigned int</text:span></text:span><text:span text:style-name="Descr_5f_dtype">)</text:span><text:span text:style-name="Descr"> Generator </text:span><text:span text:style-name="Descr"><text:span text:style-name="T171">number of branches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445">GR</text:p>
          </table:table-cell>
          <table:table-cell table:style-name="Таблица7.B25" office:value-type="string">
            <text:p text:style-name="P446"><text:span text:style-name="Descr_5f_dtype">(</text:span><text:span text:style-name="Descr_5f_dtype"><text:span text:style-name="T171">double</text:span></text:span><text:span text:style-name="Descr_5f_dtype">)</text:span><text:span text:style-name="Descr"> Generator </text:span><text:span text:style-name="Descr"><text:span text:style-name="T171">angle rang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445">GS</text:p>
          </table:table-cell>
          <table:table-cell table:style-name="Таблица7.B25" office:value-type="string">
            <text:p text:style-name="P446"><text:span text:style-name="Descr_5f_dtype">(</text:span><text:span text:style-name="Descr_5f_dtype"><text:span text:style-name="T171">double</text:span></text:span><text:span text:style-name="Descr_5f_dtype">)</text:span><text:span text:style-name="Descr"> Generator, </text:span><text:span text:style-name="Descr"><text:span text:style-name="T172">custom initial NPC's speed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66">MG</text:p>
          </table:table-cell>
          <table:table-cell table:style-name="Таблица7.B25" office:value-type="string">
            <text:p text:style-name="P66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5" office:value-type="string">
            <text:p text:style-name="P67">FD</text:p>
          </table:table-cell>
          <table:table-cell table:style-name="Таблица7.B25" office:value-type="string">
            <text:p text:style-name="P67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5" office:value-type="string">
            <text:p text:style-name="P67">NM</text:p>
          </table:table-cell>
          <table:table-cell table:style-name="Таблица7.B25" office:value-type="string">
            <text:p text:style-name="P68"><text:span text:style-name="Descr_5f_dtype">(bool)</text:span><text:span text:style-name="Descr"> Idle flag</text:span></text:p>
          </table:table-cell>
        </table:table-row>
        <table:table-row>
          <table:table-cell table:style-name="Таблица7.A25" office:value-type="string">
            <text:p text:style-name="P67">BS</text:p>
          </table:table-cell>
          <table:table-cell table:style-name="Таблица7.B25" office:value-type="string">
            <text:p text:style-name="P68"><text:span text:style-name="Descr_5f_dtype">(bool)</text:span><text:span text:style-name="Descr"> Boss algorithms</text:span></text:p>
          </table:table-cell>
        </table:table-row>
        <text:soft-page-break/>
        <table:table-row>
          <table:table-cell table:style-name="Таблица7.A25" office:value-type="string">
            <text:p text:style-name="P69">LR</text:p>
          </table:table-cell>
          <table:table-cell table:style-name="Таблица7.B25" office:value-type="string">
            <text:p text:style-name="P70"><text:span text:style-name="Descr_5f_dtype">(string)</text:span><text:span text:style-name="Descr"> Layer</text:span></text:p>
          </table:table-cell>
        </table:table-row>
        <table:table-row>
          <table:table-cell table:style-name="Таблица7.A25" office:value-type="string">
            <text:p text:style-name="P72">LA</text:p>
          </table:table-cell>
          <table:table-cell table:style-name="Таблица7.B25" office:value-type="string">
            <text:p text:style-name="P71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5" office:value-type="string">
            <text:p text:style-name="P73">EA</text:p>
          </table:table-cell>
          <table:table-cell table:style-name="Таблица7.B25" office:value-type="string">
            <text:p text:style-name="P74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5" office:value-type="string">
            <text:p text:style-name="P73">ED</text:p>
          </table:table-cell>
          <table:table-cell table:style-name="Таблица7.B25" office:value-type="string">
            <text:p text:style-name="P74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5" office:value-type="string">
            <text:p text:style-name="P73">ET</text:p>
          </table:table-cell>
          <table:table-cell table:style-name="Таблица7.B25" office:value-type="string">
            <text:p text:style-name="P75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9" office:value-type="string">
            <text:p text:style-name="P73">EE</text:p>
          </table:table-cell>
          <table:table-cell table:style-name="Таблица7.B29" office:value-type="string">
            <text:p text:style-name="P75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9" office:value-type="string">
            <text:p text:style-name="P449">EG</text:p>
          </table:table-cell>
          <table:table-cell table:style-name="Таблица7.B29" office:value-type="string">
            <text:p text:style-name="P447"><text:span text:style-name="Descr_5f_dtype">(string)</text:span><text:span text:style-name="Descr"> Event slot “</text:span><text:span text:style-name="Descr"><text:span text:style-name="T173">Grab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449">EO</text:p>
          </table:table-cell>
          <table:table-cell table:style-name="Таблица7.B29" office:value-type="string">
            <text:p text:style-name="P447"><text:span text:style-name="Descr_5f_dtype">(string)</text:span><text:span text:style-name="Descr"> Event slot “</text:span><text:span text:style-name="Descr"><text:span text:style-name="T173">Touch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450">EF</text:p>
          </table:table-cell>
          <table:table-cell table:style-name="Таблица7.B29" office:value-type="string">
            <text:p text:style-name="P448"><text:span text:style-name="Descr_5f_dtype">(string)</text:span><text:span text:style-name="Descr"> Event slot “</text:span><text:span text:style-name="Descr"><text:span text:style-name="T174">Next frame</text:span></text:span><text:span text:style-name="Descr">” </text:span><text:span text:style-name="Descr"><text:span text:style-name="T175">(trigger event every game logic loop)</text:span></text:span></text:p>
          </table:table-cell>
        </table:table-row>
        <table:table-row>
          <table:table-cell table:style-name="Таблица7.A30" office:value-type="string">
            <text:p text:style-name="P451">PTR</text:p>
          </table:table-cell>
          <table:table-cell table:style-name="Таблица7.B30" office:value-type="string">
            <text:p text:style-name="P53"><text:span text:style-name="Descr_5f_dtype"><text:span text:style-name="T168">(string)</text:span></text:span><text:span text:style-name="Descr"><text:span text:style-name="T168"> </text:span></text:span><text:span text:style-name="Descr"><text:span text:style-name="T170">Unique item pointer (Using only for item specific events)</text:span></text:span></text:p>
          </table:table-cell>
        </table:table-row>
      </table:table>
      <text:p text:style-name="P218"/>
      <text:p text:style-name="P218"/>
      <text:p text:style-name="P332"><text:span text:style-name="T118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49">Marker</text:p>
          </table:table-cell>
          <table:table-cell table:style-name="Таблица8.B1" office:value-type="string">
            <text:p text:style-name="P249">Description</text:p>
          </table:table-cell>
        </table:table-row>
        <table:table-row>
          <table:table-cell table:style-name="Таблица8.A9" office:value-type="string">
            <text:p text:style-name="P78">ET</text:p>
          </table:table-cell>
          <table:table-cell table:style-name="Таблица8.B9" office:value-type="string">
            <text:p text:style-name="P80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9" office:value-type="string">
            <text:p text:style-name="P38">X</text:p>
          </table:table-cell>
          <table:table-cell table:style-name="Таблица8.B9" office:value-type="string">
            <text:p text:style-name="P58"><text:span text:style-name="Descr_5f_dtype">(long)</text:span><text:span text:style-name="Descr"> Position X</text:span></text:p>
          </table:table-cell>
        </table:table-row>
        <table:table-row>
          <table:table-cell table:style-name="Таблица8.A9" office:value-type="string">
            <text:p text:style-name="P44">Y</text:p>
          </table:table-cell>
          <table:table-cell table:style-name="Таблица8.B9" office:value-type="string">
            <text:p text:style-name="P58"><text:span text:style-name="Descr_5f_dtype">(long)</text:span><text:span text:style-name="Descr"> Position Y</text:span></text:p>
          </table:table-cell>
        </table:table-row>
        <table:table-row>
          <table:table-cell table:style-name="Таблица8.A9" office:value-type="string">
            <text:p text:style-name="P78">W</text:p>
          </table:table-cell>
          <table:table-cell table:style-name="Таблица8.B9" office:value-type="string">
            <text:p text:style-name="P81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9" office:value-type="string">
            <text:p text:style-name="P78">H</text:p>
          </table:table-cell>
          <table:table-cell table:style-name="Таблица8.B9" office:value-type="string">
            <text:p text:style-name="P79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9" office:value-type="string">
            <text:p text:style-name="P78">GV</text:p>
          </table:table-cell>
          <table:table-cell table:style-name="Таблица8.B9" office:value-type="string">
            <text:p text:style-name="P82"><text:span text:style-name="Descr_5f_dtype">(int)</text:span><text:span text:style-name="Descr"> Overwrite gravity value</text:span></text:p>
          </table:table-cell>
        </table:table-row>
        <table:table-row>
          <table:table-cell table:style-name="Таблица8.A9" office:value-type="string">
            <text:p text:style-name="P78">HN</text:p>
          </table:table-cell>
          <table:table-cell table:style-name="Таблица8.B9" office:value-type="string">
            <text:p text:style-name="P83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9" office:value-type="string">
            <text:p text:style-name="P78">HP</text:p>
          </table:table-cell>
          <table:table-cell table:style-name="Таблица8.B9" office:value-type="string">
            <text:p text:style-name="P83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1" office:value-type="string">
            <text:p text:style-name="P78">HV</text:p>
          </table:table-cell>
          <table:table-cell table:style-name="Таблица8.B11" office:value-type="string">
            <text:p text:style-name="P84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1" office:value-type="string">
            <text:p text:style-name="P132">ST</text:p>
          </table:table-cell>
          <table:table-cell table:style-name="Таблица8.B11" office:value-type="string">
            <text:p text:style-name="P132"><text:span text:style-name="Descr_5f_dtype">(bool)</text:span><text:span text:style-name="Descr"> Stream (for example, wind or water stream)</text:span></text:p>
          </table:table-cell>
        </table:table-row>
        <table:table-row>
          <table:table-cell table:style-name="Таблица8.A12" office:value-type="string">
            <text:p text:style-name="P132">SD</text:p>
          </table:table-cell>
          <table:table-cell table:style-name="Таблица8.B12" office:value-type="string">
            <text:p text:style-name="P132"><text:span text:style-name="Descr_5f_dtype">(int)</text:span><text:span text:style-name="Descr"> Stream direction</text:span></text:p>
          </table:table-cell>
        </table:table-row>
        <table:table-row>
          <table:table-cell table:style-name="Таблица8.A13" office:value-type="string">
            <text:p text:style-name="P132">SS</text:p>
          </table:table-cell>
          <table:table-cell table:style-name="Таблица8.B13" office:value-type="string">
            <text:p text:style-name="P132"><text:span text:style-name="Descr_5f_dtype">(int)</text:span><text:span text:style-name="Descr"> Stream strenght</text:span></text:p>
          </table:table-cell>
        </table:table-row>
        <table:table-row>
          <table:table-cell table:style-name="Таблица8.A14" office:value-type="string">
            <text:p text:style-name="P179">LR</text:p>
          </table:table-cell>
          <table:table-cell table:style-name="Таблица8.B14" office:value-type="string">
            <text:p text:style-name="P133"><text:span text:style-name="Descr_5f_dtype">(</text:span><text:span text:style-name="Descr_5f_dtype"><text:span text:style-name="T147">string</text:span></text:span><text:span text:style-name="Descr_5f_dtype">)</text:span><text:span text:style-name="Descr"> </text:span><text:span text:style-name="Descr"><text:span text:style-name="T147">Layer</text:span></text:span></text:p>
          </table:table-cell>
        </table:table-row>
        <table:table-row>
          <table:table-cell table:style-name="Таблица8.A15" office:value-type="string">
            <text:p text:style-name="P181">PTR</text:p>
          </table:table-cell>
          <table:table-cell table:style-name="Таблица8.B15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19"/>
      <text:p text:style-name="P333"><text:span text:style-name="T119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50">Marker</text:p>
          </table:table-cell>
          <table:table-cell table:style-name="Таблица9.B1" office:value-type="string">
            <text:p text:style-name="P250">Description</text:p>
          </table:table-cell>
        </table:table-row>
        <table:table-row>
          <table:table-cell table:style-name="Таблица9.A22" office:value-type="string">
            <text:p text:style-name="P85">IX</text:p>
          </table:table-cell>
          <table:table-cell table:style-name="Таблица9.B22" office:value-type="string">
            <text:p text:style-name="P86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2" office:value-type="string">
            <text:p text:style-name="P85">IY</text:p>
          </table:table-cell>
          <table:table-cell table:style-name="Таблица9.B22" office:value-type="string">
            <text:p text:style-name="P87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2" office:value-type="string">
            <text:p text:style-name="P85">OX</text:p>
          </table:table-cell>
          <table:table-cell table:style-name="Таблица9.B22" office:value-type="string">
            <text:p text:style-name="P87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2" office:value-type="string">
            <text:p text:style-name="P85">OY</text:p>
          </table:table-cell>
          <table:table-cell table:style-name="Таблица9.B22" office:value-type="string">
            <text:p text:style-name="P87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2" office:value-type="string">
            <text:p text:style-name="P107"><text:span text:style-name="T120">I</text:span>L</text:p>
          </table:table-cell>
          <table:table-cell table:style-name="Таблица9.B22" office:value-type="string">
            <text:p text:style-name="P108"><text:span text:style-name="Descr_5f_dtype">(unsigned int)</text:span><text:span text:style-name="Descr"> Entrance </text:span><text:span text:style-name="Descr"><text:span text:style-name="T150">length</text:span></text:span></text:p>
          </table:table-cell>
        </table:table-row>
        <table:table-row>
          <table:table-cell table:style-name="Таблица9.A22" office:value-type="string">
            <text:p text:style-name="P111">OL</text:p>
          </table:table-cell>
          <table:table-cell table:style-name="Таблица9.B22" office:value-type="string">
            <text:p text:style-name="P112"><text:span text:style-name="Descr_5f_dtype">(unsigned int)</text:span><text:span text:style-name="Descr"> Exit </text:span><text:span text:style-name="Descr"><text:span text:style-name="T150">length</text:span></text:span></text:p>
          </table:table-cell>
        </table:table-row>
        <table:table-row>
          <table:table-cell table:style-name="Таблица9.A22" office:value-type="string">
            <text:p text:style-name="P109"><text:span text:style-name="T120">I</text:span>V</text:p>
          </table:table-cell>
          <table:table-cell table:style-name="Таблица9.B22" office:value-type="string">
            <text:p text:style-name="P109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2" office:value-type="string">
            <text:p text:style-name="P111">OV</text:p>
          </table:table-cell>
          <table:table-cell table:style-name="Таблица9.B22" office:value-type="string">
            <text:p text:style-name="P110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2" office:value-type="string">
            <text:p text:style-name="P86">DT</text:p>
          </table:table-cell>
          <table:table-cell table:style-name="Таблица9.B22" office:value-type="string">
            <text:p text:style-name="P86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2" office:value-type="string">
            <text:p text:style-name="P86">ID</text:p>
          </table:table-cell>
          <table:table-cell table:style-name="Таблица9.B22" office:value-type="string">
            <text:p text:style-name="P88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2" office:value-type="string">
            <text:p text:style-name="P86">OD</text:p>
          </table:table-cell>
          <table:table-cell table:style-name="Таблица9.B22" office:value-type="string">
            <text:p text:style-name="P89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2" office:value-type="string">
            <text:p text:style-name="P90">WX</text:p>
          </table:table-cell>
          <table:table-cell table:style-name="Таблица9.B22" office:value-type="string">
            <text:p text:style-name="P90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2" office:value-type="string">
            <text:p text:style-name="P90">WY</text:p>
          </table:table-cell>
          <table:table-cell table:style-name="Таблица9.B22" office:value-type="string">
            <text:p text:style-name="P91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2" office:value-type="string">
            <text:p text:style-name="P92">LF</text:p>
          </table:table-cell>
          <table:table-cell table:style-name="Таблица9.B22" office:value-type="string">
            <text:p text:style-name="P92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2" office:value-type="string">
            <text:p text:style-name="P93">LI</text:p>
          </table:table-cell>
          <table:table-cell table:style-name="Таблица9.B22" office:value-type="string">
            <text:p text:style-name="P94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2" office:value-type="string">
            <text:p text:style-name="P95">ET</text:p>
          </table:table-cell>
          <table:table-cell table:style-name="Таблица9.B22" office:value-type="string">
            <text:p text:style-name="P95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2" office:value-type="string">
            <text:p text:style-name="P95">EX</text:p>
          </table:table-cell>
          <table:table-cell table:style-name="Таблица9.B22" office:value-type="string">
            <text:p text:style-name="P96"><text:span text:style-name="Descr_5f_dtype">(bool)</text:span><text:span text:style-name="Descr"> Is a level exit</text:span></text:p>
          </table:table-cell>
        </table:table-row>
        <table:table-row>
          <table:table-cell table:style-name="Таблица9.A22" office:value-type="string">
            <text:p text:style-name="P101">SL</text:p>
          </table:table-cell>
          <table:table-cell table:style-name="Таблица9.B22" office:value-type="string">
            <text:p text:style-name="P101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2" office:value-type="string">
            <text:p text:style-name="P97">NV</text:p>
          </table:table-cell>
          <table:table-cell table:style-name="Таблица9.B22" office:value-type="string">
            <text:p text:style-name="P98"><text:span text:style-name="Descr_5f_dtype">(bool)</text:span><text:span text:style-name="Descr"> Deny vehi</text:span><text:span text:style-name="Descr"><text:span text:style-name="T149">c</text:span></text:span><text:span text:style-name="Descr">les flag</text:span></text:p>
          </table:table-cell>
        </table:table-row>
        <table:table-row>
          <table:table-cell table:style-name="Таблица9.A22" office:value-type="string">
            <text:p text:style-name="P97">AI</text:p>
          </table:table-cell>
          <table:table-cell table:style-name="Таблица9.B22" office:value-type="string">
            <text:p text:style-name="P98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2" office:value-type="string">
            <text:p text:style-name="P99">LC</text:p>
          </table:table-cell>
          <table:table-cell table:style-name="Таблица9.B22" office:value-type="string">
            <text:p text:style-name="P100"><text:span text:style-name="Descr_5f_dtype">(bool)</text:span><text:span text:style-name="Descr"> Locked flag</text:span></text:p>
          </table:table-cell>
        </table:table-row>
        <text:soft-page-break/>
        <table:table-row>
          <table:table-cell table:style-name="Таблица9.A23" office:value-type="string">
            <text:p text:style-name="P102">TW</text:p>
          </table:table-cell>
          <table:table-cell table:style-name="Таблица9.B23" office:value-type="string">
            <text:p text:style-name="P103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4" office:value-type="string">
            <text:p text:style-name="P104">PT</text:p>
          </table:table-cell>
          <table:table-cell table:style-name="Таблица9.B24" office:value-type="string">
            <text:p text:style-name="P105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25" office:value-type="string">
            <text:p text:style-name="P180">LR</text:p>
          </table:table-cell>
          <table:table-cell table:style-name="Таблица9.B25" office:value-type="string">
            <text:p text:style-name="P106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8">Layer</text:span></text:span></text:p>
          </table:table-cell>
        </table:table-row>
        <table:table-row>
          <table:table-cell table:style-name="Таблица9.A26" office:value-type="string">
            <text:p text:style-name="P181">PTR</text:p>
          </table:table-cell>
          <table:table-cell table:style-name="Таблица9.B26" office:value-type="string">
            <text:p text:style-name="P53"><text:span text:style-name="Descr_5f_dtype">(string)</text:span><text:span text:style-name="Descr"> </text:span><text:span text:style-name="Descr"><text:span text:style-name="T154">Unique item pointer (Using only for item specific events)</text:span></text:span></text:p>
          </table:table-cell>
        </table:table-row>
      </table:table>
      <text:p text:style-name="P220"/>
      <text:p text:style-name="P334"><text:span text:style-name="T121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51">Marker</text:p>
          </table:table-cell>
          <table:table-cell table:style-name="Таблица10.B1" office:value-type="string">
            <text:p text:style-name="P251">Description</text:p>
          </table:table-cell>
        </table:table-row>
        <table:table-row>
          <table:table-cell table:style-name="Таблица10.A2" office:value-type="string">
            <text:p text:style-name="P164">LR</text:p>
          </table:table-cell>
          <table:table-cell table:style-name="Таблица10.B2" office:value-type="string">
            <text:p text:style-name="P284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10.A3" office:value-type="string">
            <text:p text:style-name="P113">HD</text:p>
          </table:table-cell>
          <table:table-cell table:style-name="Таблица10.B3" office:value-type="string">
            <text:p text:style-name="P114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13">LC</text:p>
          </table:table-cell>
          <table:table-cell table:style-name="Таблица10.B4" office:value-type="string">
            <text:p text:style-name="P114"><text:span text:style-name="Descr_5f_dtype">(string)</text:span><text:span text:style-name="Descr"> Locked flag</text:span></text:p>
          </table:table-cell>
        </table:table-row>
      </table:table>
      <text:p text:style-name="P221"/>
      <text:p text:style-name="P398"><text:span text:style-name="T122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2">Marker</text:p>
          </table:table-cell>
          <table:table-cell table:style-name="Таблица11.B1" office:value-type="string">
            <text:p text:style-name="P252">Description</text:p>
          </table:table-cell>
        </table:table-row>
        <table:table-row>
          <table:table-cell table:style-name="Таблица11.A2" office:value-type="string">
            <text:p text:style-name="P115">ET</text:p>
          </table:table-cell>
          <table:table-cell table:style-name="Таблица11.B2" office:value-type="string">
            <text:p text:style-name="P293"><text:span text:style-name="Descr_5f_dtype"><text:span text:style-name="T67">(string)</text:span></text:span><text:span text:style-name="Descr"><text:span text:style-name="T67"> Title</text:span></text:span></text:p>
          </table:table-cell>
        </table:table-row>
        <table:table-row>
          <table:table-cell table:style-name="Таблица11.A3" office:value-type="string">
            <text:p text:style-name="P115">MG</text:p>
          </table:table-cell>
          <table:table-cell table:style-name="Таблица11.B3" office:value-type="string">
            <text:p text:style-name="P116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17">SD</text:p>
          </table:table-cell>
          <table:table-cell table:style-name="Таблица11.B21" office:value-type="string">
            <text:p text:style-name="P117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17">EG</text:p>
          </table:table-cell>
          <table:table-cell table:style-name="Таблица11.B21" office:value-type="string">
            <text:p text:style-name="P118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19">L<text:span text:style-name="T123">H</text:span></text:p>
          </table:table-cell>
          <table:table-cell table:style-name="Таблица11.B21" office:value-type="string">
            <text:p text:style-name="P119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20">LS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20">LT</text:p>
          </table:table-cell>
          <table:table-cell table:style-name="Таблица11.B21" office:value-type="string">
            <text:p text:style-name="P120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23">SM</text:p>
          </table:table-cell>
          <table:table-cell table:style-name="Таблица11.B21" office:value-type="string">
            <text:p text:style-name="P121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23">SB</text:p>
          </table:table-cell>
          <table:table-cell table:style-name="Таблица11.B21" office:value-type="string">
            <text:p text:style-name="P122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23">SS</text:p>
          </table:table-cell>
          <table:table-cell table:style-name="Таблица11.B21" office:value-type="string">
            <text:p text:style-name="P121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24">TE</text:p>
          </table:table-cell>
          <table:table-cell table:style-name="Таблица11.B21" office:value-type="string">
            <text:p text:style-name="P124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24">TD</text:p>
          </table:table-cell>
          <table:table-cell table:style-name="Таблица11.B21" office:value-type="string">
            <text:p text:style-name="P125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26">DS</text:p>
          </table:table-cell>
          <table:table-cell table:style-name="Таблица11.B21" office:value-type="string">
            <text:p text:style-name="P126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192">AU</text:p>
          </table:table-cell>
          <table:table-cell table:style-name="Таблица11.B21" office:value-type="string">
            <text:p text:style-name="P126"><text:span text:style-name="Descr_5f_dtype">(bool)</text:span><text:span text:style-name="Descr"> </text:span><text:span text:style-name="Descr"><text:span text:style-name="T160">Autostart event</text:span></text:span></text:p>
          </table:table-cell>
        </table:table-row>
        <table:table-row>
          <table:table-cell table:style-name="Таблица11.A21" office:value-type="string">
            <text:p text:style-name="P127">PC</text:p>
          </table:table-cell>
          <table:table-cell table:style-name="Таблица11.B21" office:value-type="string">
            <text:p text:style-name="P127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28">ML</text:p>
          </table:table-cell>
          <table:table-cell table:style-name="Таблица11.B21" office:value-type="string">
            <text:p text:style-name="P128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28">MX</text:p>
          </table:table-cell>
          <table:table-cell table:style-name="Таблица11.B21" office:value-type="string">
            <text:p text:style-name="P128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28">MY</text:p>
          </table:table-cell>
          <table:table-cell table:style-name="Таблица11.B21" office:value-type="string">
            <text:p text:style-name="P129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28">AS</text:p>
          </table:table-cell>
          <table:table-cell table:style-name="Таблица11.B21" office:value-type="string">
            <text:p text:style-name="P129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30">AX</text:p>
          </table:table-cell>
          <table:table-cell table:style-name="Таблица11.B21" office:value-type="string">
            <text:p text:style-name="P129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30">AY</text:p>
          </table:table-cell>
          <table:table-cell table:style-name="Таблица11.B22" office:value-type="string">
            <text:p text:style-name="P129"><text:span text:style-name="Descr_5f_dtype">(int)</text:span><text:span text:style-name="Descr"> Autoscroll speed Y</text:span></text:p>
          </table:table-cell>
        </table:table-row>
      </table:table>
      <text:p text:style-name="P222"/>
      <text:p text:style-name="P222"/>
      <text:p text:style-name="P360"><text:span text:style-name="T146">Action-styled events</text:span> entr<text:span text:style-name="T146">ies</text:span></text:p>
      <text:p text:style-name="P400">Action-styled events contains only single entry with one marker ET, what used as <text:span text:style-name="T146">event</text:span> title</text:p>
      <text:p text:style-name="P361"/>
      <text:p text:style-name="P362">Actions entries example</text:p>
      <text:p text:style-name="P361"/>
      <text:p text:style-name="P372">ACT_XXX:”TEXT”<text:tab/><text:tab/>← Single-paranetric</text:p>
      <text:p text:style-name="P372">ACT_XXX;ID:1;VL:”4564”<text:tab/><text:tab/>← Multi-parametric</text:p>
      <text:p text:style-name="P373"><text:span text:style-name="T136">DO</text:span>_XXX<text:tab/><text:tab/><text:span text:style-name="T131">← Action without parameters</text:span></text:p>
      <text:p text:style-name="P361"/>
      <text:p text:style-name="P363">Actions list:</text:p>
      <text:p text:style-name="P223"/>
      <text:p text:style-name="P335"><text:span text:style-name="T129">Show message</text:span>: <text:span text:style-name="T129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53">Marker</text:p>
          </table:table-cell>
          <table:table-cell table:style-name="Таблица15.B1" office:value-type="string">
            <text:p text:style-name="P253">Description</text:p>
          </table:table-cell>
        </table:table-row>
        <table:table-row>
          <table:table-cell table:style-name="Таблица15.A2" office:value-type="string">
            <text:p text:style-name="P165">-</text:p>
          </table:table-cell>
          <table:table-cell table:style-name="Таблица15.B2" office:value-type="string">
            <text:p text:style-name="P285"><text:span text:style-name="Descr_5f_dtype"><text:span text:style-name="T67">(string)</text:span></text:span><text:span text:style-name="Descr"><text:span text:style-name="T67"> MessageText</text:span></text:span></text:p>
          </table:table-cell>
        </table:table-row>
      </table:table>
      <text:p text:style-name="P223"/>
      <text:p text:style-name="P336"><text:span text:style-name="T130">Play sound</text:span>: <text:span text:style-name="T129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54">Marker</text:p>
          </table:table-cell>
          <table:table-cell table:style-name="Таблица16.B1" office:value-type="string">
            <text:p text:style-name="P254">Description</text:p>
          </table:table-cell>
        </table:table-row>
        <table:table-row>
          <table:table-cell table:style-name="Таблица16.A2" office:value-type="string">
            <text:p text:style-name="P166">-</text:p>
          </table:table-cell>
          <table:table-cell table:style-name="Таблица16.B2" office:value-type="string">
            <text:p text:style-name="P286"><text:span text:style-name="Descr_5f_dtype"><text:span text:style-name="T67">(unsigned int)</text:span></text:span><text:span text:style-name="Descr"><text:span text:style-name="T67"> Play sound</text:span></text:span></text:p>
          </table:table-cell>
        </table:table-row>
      </table:table>
      <text:p text:style-name="P224"/>
      <text:p text:style-name="P337"><text:span text:style-name="T132">Hold player's keys</text:span>: <text:span text:style-name="T129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55">Marker</text:p>
          </table:table-cell>
          <table:table-cell table:style-name="Таблица17.B1" office:value-type="string">
            <text:p text:style-name="P255">Description</text:p>
          </table:table-cell>
        </table:table-row>
        <table:table-row>
          <table:table-cell table:style-name="Таблица17.A2" office:value-type="string">
            <text:p text:style-name="P167">-</text:p>
          </table:table-cell>
          <table:table-cell table:style-name="Таблица17.B2" office:value-type="string">
            <text:p text:style-name="P287"><text:span text:style-name="Descr_5f_dtype"><text:span text:style-name="T67">(bool array)</text:span></text:span><text:span text:style-name="Descr"><text:span text:style-name="T67"> Hold control keys</text:span></text:span></text:p>
          </table:table-cell>
        </table:table-row>
      </table:table>
      <text:p text:style-name="P225"/>
      <text:p text:style-name="P225"/>
      <text:p text:style-name="P338"><text:span text:style-name="T132">Reset player's hold keys</text:span>: <text:span text:style-name="T137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56">Marker</text:p>
          </table:table-cell>
          <table:table-cell table:style-name="Таблица18.B1" office:value-type="string">
            <text:p text:style-name="P256">Description</text:p>
          </table:table-cell>
        </table:table-row>
        <table:table-row>
          <table:table-cell table:style-name="Таблица18.A2" office:value-type="string">
            <text:p text:style-name="P168">-</text:p>
          </table:table-cell>
          <table:table-cell table:style-name="Таблица18.B2" office:value-type="string">
            <text:p text:style-name="P176">-</text:p>
          </table:table-cell>
        </table:table-row>
      </table:table>
      <text:p text:style-name="P226"/>
      <text:p text:style-name="P226"/>
      <text:p text:style-name="P325"/>
      <text:p text:style-name="P339"><text:span text:style-name="T133">Hide layers</text:span>: <text:span text:style-name="T129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57">Marker</text:p>
          </table:table-cell>
          <table:table-cell table:style-name="Таблица19.B1" office:value-type="string">
            <text:p text:style-name="P257">Description</text:p>
          </table:table-cell>
        </table:table-row>
        <table:table-row>
          <table:table-cell table:style-name="Таблица19.A2" office:value-type="string">
            <text:p text:style-name="P134">NS</text:p>
          </table:table-cell>
          <table:table-cell table:style-name="Таблица19.B2" office:value-type="string">
            <text:p text:style-name="P294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19.A3" office:value-type="string">
            <text:p text:style-name="P134">LS</text:p>
          </table:table-cell>
          <table:table-cell table:style-name="Таблица19.B3" office:value-type="string">
            <text:p text:style-name="P134"><text:span text:style-name="Descr_5f_dtype">(string array)</text:span><text:span text:style-name="Descr"> layers</text:span></text:p>
          </table:table-cell>
        </table:table-row>
      </table:table>
      <text:p text:style-name="P227"/>
      <text:p text:style-name="P8"/>
      <text:p text:style-name="P339"><text:span text:style-name="T134">Show layers</text:span>: <text:span text:style-name="T129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57">Marker</text:p>
          </table:table-cell>
          <table:table-cell table:style-name="Таблица20.B1" office:value-type="string">
            <text:p text:style-name="P257">Description</text:p>
          </table:table-cell>
        </table:table-row>
        <table:table-row>
          <table:table-cell table:style-name="Таблица20.A2" office:value-type="string">
            <text:p text:style-name="P134">NS</text:p>
          </table:table-cell>
          <table:table-cell table:style-name="Таблица20.B2" office:value-type="string">
            <text:p text:style-name="P294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0.A3" office:value-type="string">
            <text:p text:style-name="P134">LS</text:p>
          </table:table-cell>
          <table:table-cell table:style-name="Таблица20.B3" office:value-type="string">
            <text:p text:style-name="P134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39"><text:span text:style-name="T135">Toggle layers</text:span>: <text:span text:style-name="T129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57">Marker</text:p>
          </table:table-cell>
          <table:table-cell table:style-name="Таблица21.B1" office:value-type="string">
            <text:p text:style-name="P257">Description</text:p>
          </table:table-cell>
        </table:table-row>
        <table:table-row>
          <table:table-cell table:style-name="Таблица21.A2" office:value-type="string">
            <text:p text:style-name="P134">NS</text:p>
          </table:table-cell>
          <table:table-cell table:style-name="Таблица21.B2" office:value-type="string">
            <text:p text:style-name="P294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1.A3" office:value-type="string">
            <text:p text:style-name="P134">LS</text:p>
          </table:table-cell>
          <table:table-cell table:style-name="Таблица21.B3" office:value-type="string">
            <text:p text:style-name="P134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40"><text:span text:style-name="T135">Toggle layers</text:span>: <text:span text:style-name="T129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58">Marker</text:p>
          </table:table-cell>
          <table:table-cell table:style-name="Таблица22.B1" office:value-type="string">
            <text:p text:style-name="P258">Description</text:p>
          </table:table-cell>
        </table:table-row>
        <table:table-row>
          <table:table-cell table:style-name="Таблица22.A2" office:value-type="string">
            <text:p text:style-name="P135">NS</text:p>
          </table:table-cell>
          <table:table-cell table:style-name="Таблица22.B2" office:value-type="string">
            <text:p text:style-name="P295"><text:span text:style-name="Descr_5f_dtype"><text:span text:style-name="T67">(bool)</text:span></text:span><text:span text:style-name="Descr"><text:span text:style-name="T67"> without smoke effect</text:span></text:span></text:p>
          </table:table-cell>
        </table:table-row>
        <table:table-row>
          <table:table-cell table:style-name="Таблица22.A3" office:value-type="string">
            <text:p text:style-name="P135">LS</text:p>
          </table:table-cell>
          <table:table-cell table:style-name="Таблица22.B3" office:value-type="string">
            <text:p text:style-name="P135"><text:span text:style-name="Descr_5f_dtype">(string array)</text:span><text:span text:style-name="Descr"> layers</text:span></text:p>
          </table:table-cell>
        </table:table-row>
      </table:table>
      <text:p text:style-name="P155"/>
      <text:p text:style-name="P341"><text:span text:style-name="T138">Change section music ID</text:span>: <text:span text:style-name="T129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59">Marker</text:p>
          </table:table-cell>
          <table:table-cell table:style-name="Таблица23.B1" office:value-type="string">
            <text:p text:style-name="P259">Description</text:p>
          </table:table-cell>
        </table:table-row>
        <table:table-row>
          <table:table-cell table:style-name="Таблица23.A2" office:value-type="string">
            <text:p text:style-name="P149">SI</text:p>
          </table:table-cell>
          <table:table-cell table:style-name="Таблица23.B2" office:value-type="string">
            <text:p text:style-name="P296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3.A3" office:value-type="string">
            <text:p text:style-name="P149">MZ</text:p>
          </table:table-cell>
          <table:table-cell table:style-name="Таблица23.B3" office:value-type="string">
            <text:p text:style-name="P136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42"><text:span text:style-name="T138">Change section custom music file field</text:span>: <text:span text:style-name="T129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60">Marker</text:p>
          </table:table-cell>
          <table:table-cell table:style-name="Таблица25.B1" office:value-type="string">
            <text:p text:style-name="P260">Description</text:p>
          </table:table-cell>
        </table:table-row>
        <table:table-row>
          <table:table-cell table:style-name="Таблица25.A2" office:value-type="string">
            <text:p text:style-name="P150">SI</text:p>
          </table:table-cell>
          <table:table-cell table:style-name="Таблица25.B2" office:value-type="string">
            <text:p text:style-name="P297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5.A3" office:value-type="string">
            <text:p text:style-name="P150">M<text:span text:style-name="T139">F</text:span></text:p>
          </table:table-cell>
          <table:table-cell table:style-name="Таблица25.B3" office:value-type="string">
            <text:p text:style-name="P137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41"><text:span text:style-name="T138">Change section background ID</text:span>: <text:span text:style-name="T129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59">Marker</text:p>
          </table:table-cell>
          <table:table-cell table:style-name="Таблица24.B1" office:value-type="string">
            <text:p text:style-name="P259">Description</text:p>
          </table:table-cell>
        </table:table-row>
        <table:table-row>
          <table:table-cell table:style-name="Таблица24.A2" office:value-type="string">
            <text:p text:style-name="P149">SI</text:p>
          </table:table-cell>
          <table:table-cell table:style-name="Таблица24.B2" office:value-type="string">
            <text:p text:style-name="P296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4.A3" office:value-type="string">
            <text:p text:style-name="P153">BG</text:p>
          </table:table-cell>
          <table:table-cell table:style-name="Таблица24.B3" office:value-type="string">
            <text:p text:style-name="P136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43"><text:span text:style-name="T138">Change section custom background file field</text:span>: <text:span text:style-name="T129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61">Marker</text:p>
          </table:table-cell>
          <table:table-cell table:style-name="Таблица26.B1" office:value-type="string">
            <text:p text:style-name="P261">Description</text:p>
          </table:table-cell>
        </table:table-row>
        <table:table-row>
          <table:table-cell table:style-name="Таблица26.A2" office:value-type="string">
            <text:p text:style-name="P151">SI</text:p>
          </table:table-cell>
          <table:table-cell table:style-name="Таблица26.B2" office:value-type="string">
            <text:p text:style-name="P298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6.A3" office:value-type="string">
            <text:p text:style-name="P153">BF</text:p>
          </table:table-cell>
          <table:table-cell table:style-name="Таблица26.B3" office:value-type="string">
            <text:p text:style-name="P138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44"><text:span text:style-name="T138">Change section custom background file field</text:span>: <text:span text:style-name="T129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62">Marker</text:p>
          </table:table-cell>
          <table:table-cell table:style-name="Таблица27.B1" office:value-type="string">
            <text:p text:style-name="P262">Description</text:p>
          </table:table-cell>
        </table:table-row>
        <table:table-row>
          <table:table-cell table:style-name="Таблица27.A2" office:value-type="string">
            <text:p text:style-name="P152">SI</text:p>
          </table:table-cell>
          <table:table-cell table:style-name="Таблица27.B2" office:value-type="string">
            <text:p text:style-name="P299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  <table:table-row>
          <table:table-cell table:style-name="Таблица27.A5" office:value-type="string">
            <text:p text:style-name="P154">L</text:p>
          </table:table-cell>
          <table:table-cell table:style-name="Таблица27.B5" office:value-type="string">
            <text:p text:style-name="P139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54">T</text:p>
          </table:table-cell>
          <table:table-cell table:style-name="Таблица27.B5" office:value-type="string">
            <text:p text:style-name="P140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54">B</text:p>
          </table:table-cell>
          <table:table-cell table:style-name="Таблица27.B5" office:value-type="string">
            <text:p text:style-name="P140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54">R</text:p>
          </table:table-cell>
          <table:table-cell table:style-name="Таблица27.B6" office:value-type="string">
            <text:p text:style-name="P140"><text:span text:style-name="Descr_5f_dtype">(long)</text:span><text:span text:style-name="Descr"> right side position X</text:span></text:p>
          </table:table-cell>
        </table:table-row>
      </table:table>
      <text:p text:style-name="P345"><text:span text:style-name="T132">Reset music ID to default</text:span>: <text:span text:style-name="T140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63">Marker</text:p>
          </table:table-cell>
          <table:table-cell table:style-name="Таблица28.B1" office:value-type="string">
            <text:p text:style-name="P263">Description</text:p>
          </table:table-cell>
        </table:table-row>
        <table:table-row>
          <table:table-cell table:style-name="Таблица28.A2" office:value-type="string">
            <text:p text:style-name="P169">-</text:p>
          </table:table-cell>
          <table:table-cell table:style-name="Таблица28.B2" office:value-type="string">
            <text:p text:style-name="P300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28"/>
      <text:p text:style-name="P345"><text:soft-page-break/><text:span text:style-name="T132">Reset background ID to default</text:span>: <text:span text:style-name="T140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63">Marker</text:p>
          </table:table-cell>
          <table:table-cell table:style-name="Таблица29.B1" office:value-type="string">
            <text:p text:style-name="P263">Description</text:p>
          </table:table-cell>
        </table:table-row>
        <table:table-row>
          <table:table-cell table:style-name="Таблица29.A2" office:value-type="string">
            <text:p text:style-name="P169">-</text:p>
          </table:table-cell>
          <table:table-cell table:style-name="Таблица29.B2" office:value-type="string">
            <text:p text:style-name="P300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28"/>
      <text:p text:style-name="P345"><text:span text:style-name="T132">Reset section size to default</text:span>: <text:span text:style-name="T140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63">Marker</text:p>
          </table:table-cell>
          <table:table-cell table:style-name="Таблица30.B1" office:value-type="string">
            <text:p text:style-name="P263">Description</text:p>
          </table:table-cell>
        </table:table-row>
        <table:table-row>
          <table:table-cell table:style-name="Таблица30.A2" office:value-type="string">
            <text:p text:style-name="P169">-</text:p>
          </table:table-cell>
          <table:table-cell table:style-name="Таблица30.B2" office:value-type="string">
            <text:p text:style-name="P300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3"/>
      <text:p text:style-name="P346"><text:span text:style-name="T132">Reset custom music file field to default</text:span>: <text:span text:style-name="T140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64">Marker</text:p>
          </table:table-cell>
          <table:table-cell table:style-name="Таблица31.B1" office:value-type="string">
            <text:p text:style-name="P264">Description</text:p>
          </table:table-cell>
        </table:table-row>
        <table:table-row>
          <table:table-cell table:style-name="Таблица31.A2" office:value-type="string">
            <text:p text:style-name="P170">-</text:p>
          </table:table-cell>
          <table:table-cell table:style-name="Таблица31.B2" office:value-type="string">
            <text:p text:style-name="P301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229"/>
      <text:p text:style-name="P346"><text:span text:style-name="T132">Reset custom background file field to default</text:span>: <text:span text:style-name="T140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64">Marker</text:p>
          </table:table-cell>
          <table:table-cell table:style-name="Таблица32.B1" office:value-type="string">
            <text:p text:style-name="P264">Description</text:p>
          </table:table-cell>
        </table:table-row>
        <table:table-row>
          <table:table-cell table:style-name="Таблица32.A2" office:value-type="string">
            <text:p text:style-name="P170">-</text:p>
          </table:table-cell>
          <table:table-cell table:style-name="Таблица32.B2" office:value-type="string">
            <text:p text:style-name="P301"><text:span text:style-name="Descr_5f_dtype"><text:span text:style-name="T67">(unsigned int)</text:span></text:span><text:span text:style-name="Descr"><text:span text:style-name="T67"> Section ID</text:span></text:span></text:p>
          </table:table-cell>
        </table:table-row>
      </table:table>
      <text:p text:style-name="P12"/>
      <text:p text:style-name="P12"/>
      <text:p text:style-name="P347"><text:span text:style-name="T141">Set event trigger</text:span>: <text:span text:style-name="T129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65">Marker</text:p>
          </table:table-cell>
          <table:table-cell table:style-name="Таблица33.B1" office:value-type="string">
            <text:p text:style-name="P265">Description</text:p>
          </table:table-cell>
        </table:table-row>
        <table:table-row>
          <table:table-cell table:style-name="Таблица33.A2" office:value-type="string">
            <text:p text:style-name="P156">TE</text:p>
          </table:table-cell>
          <table:table-cell table:style-name="Таблица33.B2" office:value-type="string">
            <text:p text:style-name="P302"><text:span text:style-name="Descr_5f_dtype"><text:span text:style-name="T67">(string)</text:span></text:span><text:span text:style-name="Descr"><text:span text:style-name="T67"> Event title</text:span></text:span></text:p>
          </table:table-cell>
        </table:table-row>
        <table:table-row>
          <table:table-cell table:style-name="Таблица33.A3" office:value-type="string">
            <text:p text:style-name="P156">TT</text:p>
          </table:table-cell>
          <table:table-cell table:style-name="Таблица33.B3" office:value-type="string">
            <text:p text:style-name="P141"><text:span text:style-name="Descr_5f_dtype">(unsigned int)</text:span><text:span text:style-name="Descr"> Delay, </text:span><text:span text:style-name="Descr"><text:span text:style-name="T144">d-seconds (1/10 sec)</text:span></text:span></text:p>
          </table:table-cell>
        </table:table-row>
      </table:table>
      <text:p text:style-name="P230"/>
      <text:p text:style-name="P13"/>
      <text:p text:style-name="P348"><text:span text:style-name="T142">Set layer speed motion</text:span>: <text:span text:style-name="T129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66">Marker</text:p>
          </table:table-cell>
          <table:table-cell table:style-name="Таблица34.B1" office:value-type="string">
            <text:p text:style-name="P266">Description</text:p>
          </table:table-cell>
        </table:table-row>
        <table:table-row>
          <table:table-cell table:style-name="Таблица34.A2" office:value-type="string">
            <text:p text:style-name="P177">LT</text:p>
          </table:table-cell>
          <table:table-cell table:style-name="Таблица34.B2" office:value-type="string">
            <text:p text:style-name="P303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4.A3" office:value-type="string">
            <text:p text:style-name="P159">SX</text:p>
          </table:table-cell>
          <table:table-cell table:style-name="Таблица34.B3" office:value-type="string">
            <text:p text:style-name="P142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59">SY</text:p>
          </table:table-cell>
          <table:table-cell table:style-name="Таблица34.B4" office:value-type="string">
            <text:p text:style-name="P143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1">AX</text:p>
          </table:table-cell>
          <table:table-cell table:style-name="Таблица34.B5" office:value-type="string">
            <text:p text:style-name="P143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1">AY</text:p>
          </table:table-cell>
          <table:table-cell table:style-name="Таблица34.B6" office:value-type="string">
            <text:p text:style-name="P143"><text:span text:style-name="Descr_5f_dtype">(unsigned double)</text:span><text:span text:style-name="Descr"> Acceleration Y</text:span></text:p>
          </table:table-cell>
        </table:table-row>
      </table:table>
      <text:p text:style-name="P231"/>
      <text:p text:style-name="P349"><text:span text:style-name="T141">Set event trigger</text:span>: <text:span text:style-name="T129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67">Marker</text:p>
          </table:table-cell>
          <table:table-cell table:style-name="Таблица35.B1" office:value-type="string">
            <text:p text:style-name="P267">Description</text:p>
          </table:table-cell>
        </table:table-row>
        <table:table-row>
          <table:table-cell table:style-name="Таблица35.A2" office:value-type="string">
            <text:p text:style-name="P178">SI</text:p>
          </table:table-cell>
          <table:table-cell table:style-name="Таблица35.B2" office:value-type="string">
            <text:p text:style-name="P304"><text:span text:style-name="Descr_5f_dtype"><text:span text:style-name="T67">(string)</text:span></text:span><text:span text:style-name="Descr"><text:span text:style-name="T67"> Layer title</text:span></text:span></text:p>
          </table:table-cell>
        </table:table-row>
        <table:table-row>
          <table:table-cell table:style-name="Таблица35.A3" office:value-type="string">
            <text:p text:style-name="P160">SX</text:p>
          </table:table-cell>
          <table:table-cell table:style-name="Таблица35.B3" office:value-type="string">
            <text:p text:style-name="P143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60">SY</text:p>
          </table:table-cell>
          <table:table-cell table:style-name="Таблица35.B5" office:value-type="string">
            <text:p text:style-name="P143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1">AX</text:p>
          </table:table-cell>
          <table:table-cell table:style-name="Таблица35.B5" office:value-type="string">
            <text:p text:style-name="P143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1">AY</text:p>
          </table:table-cell>
          <table:table-cell table:style-name="Таблица35.B6" office:value-type="string">
            <text:p text:style-name="P143"><text:span text:style-name="Descr_5f_dtype">(unsigned double)</text:span><text:span text:style-name="Descr"> Acceleration Y</text:span></text:p>
          </table:table-cell>
        </table:table-row>
      </table:table>
      <text:p text:style-name="P232"/>
      <text:p text:style-name="P350"><text:span text:style-name="T143">Delay next action</text:span>: <text:span text:style-name="T129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68">Marker</text:p>
          </table:table-cell>
          <table:table-cell table:style-name="Таблица36.B1" office:value-type="string">
            <text:p text:style-name="P268">Description</text:p>
          </table:table-cell>
        </table:table-row>
        <table:table-row>
          <table:table-cell table:style-name="Таблица36.A2" office:value-type="string">
            <text:p text:style-name="P171">-</text:p>
          </table:table-cell>
          <table:table-cell table:style-name="Таблица36.B2" office:value-type="string">
            <text:p text:style-name="P288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3">Delay time, ms</text:span></text:span></text:p>
          </table:table-cell>
        </table:table-row>
      </table:table>
      <text:p text:style-name="P351"/>
      <text:p text:style-name="P351"><text:span text:style-name="T152">Loop event X times</text:span>: <text:span text:style-name="T129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69">Marker</text:p>
          </table:table-cell>
          <table:table-cell table:style-name="Таблица37.B1" office:value-type="string">
            <text:p text:style-name="P269">Description</text:p>
          </table:table-cell>
        </table:table-row>
        <table:table-row>
          <table:table-cell table:style-name="Таблица37.A2" office:value-type="string">
            <text:p text:style-name="P172">-</text:p>
          </table:table-cell>
          <table:table-cell table:style-name="Таблица37.B2" office:value-type="string">
            <text:p text:style-name="P289"><text:span text:style-name="Descr_5f_dtype"><text:span text:style-name="T67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4">Loop times</text:span></text:span></text:p>
          </table:table-cell>
        </table:table-row>
      </table:table>
      <text:p text:style-name="P233"/>
      <text:p text:style-name="P352"><text:span text:style-name="T152">Loop event forever</text:span>: <text:span text:style-name="T129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70">Marker</text:p>
          </table:table-cell>
          <table:table-cell table:style-name="Таблица38.B1" office:value-type="string">
            <text:p text:style-name="P270">Description</text:p>
          </table:table-cell>
        </table:table-row>
        <table:table-row>
          <table:table-cell table:style-name="Таблица38.A2" office:value-type="string">
            <text:p text:style-name="P173">-</text:p>
          </table:table-cell>
          <table:table-cell table:style-name="Таблица38.B2" office:value-type="string">
            <text:p text:style-name="P290"><text:span text:style-name="Descr"><text:span text:style-name="T74">-</text:span></text:span></text:p>
          </table:table-cell>
        </table:table-row>
      </table:table>
      <text:p text:style-name="P234"/>
      <text:p text:style-name="P353"><text:span text:style-name="T153">Abort event loop</text:span>: <text:span text:style-name="T129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71">Marker</text:p>
          </table:table-cell>
          <table:table-cell table:style-name="Таблица39.B1" office:value-type="string">
            <text:p text:style-name="P271">Description</text:p>
          </table:table-cell>
        </table:table-row>
        <table:table-row>
          <table:table-cell table:style-name="Таблица39.A2" office:value-type="string">
            <text:p text:style-name="P174">-</text:p>
          </table:table-cell>
          <table:table-cell table:style-name="Таблица39.B2" office:value-type="string">
            <text:p text:style-name="P291"><text:span text:style-name="Descr_5f_dtype"><text:span text:style-name="T67">(</text:span></text:span><text:span text:style-name="Descr_5f_dtype"><text:span text:style-name="T23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5">Name of event which in loop</text:span></text:span></text:p>
          </table:table-cell>
        </table:table-row>
      </table:table>
      <text:p text:style-name="P235"><text:soft-page-break/></text:p>
      <text:p text:style-name="P354"><text:span text:style-name="T155">Change Item setting</text:span>: <text:span text:style-name="T129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72">Marker</text:p>
          </table:table-cell>
          <table:table-cell table:style-name="Таблица40.B1" office:value-type="string">
            <text:p text:style-name="P272">Description</text:p>
          </table:table-cell>
        </table:table-row>
        <table:table-row>
          <table:table-cell table:style-name="Таблица40.A2" office:value-type="string">
            <text:p text:style-name="P182">PTR</text:p>
          </table:table-cell>
          <table:table-cell table:style-name="Таблица40.B2" office:value-type="string">
            <text:p text:style-name="P305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0.A3" office:value-type="string">
            <text:p text:style-name="P184">IT</text:p>
          </table:table-cell>
          <table:table-cell table:style-name="Таблица40.B3" office:value-type="string">
            <text:p text:style-name="P144"><text:span text:style-name="Descr_5f_dtype">(</text:span><text:span text:style-name="Descr_5f_dtype"><text:span text:style-name="T156">unsigned int</text:span></text:span><text:span text:style-name="Descr_5f_dtype">)</text:span><text:span text:style-name="Descr"> </text:span><text:span text:style-name="Descr"><text:span text:style-name="T156">Item type</text:span></text:span></text:p>
          </table:table-cell>
        </table:table-row>
        <table:table-row>
          <table:table-cell table:style-name="Таблица40.A4" office:value-type="string">
            <text:p text:style-name="P185">S</text:p>
          </table:table-cell>
          <table:table-cell table:style-name="Таблица40.B4" office:value-type="string">
            <text:p text:style-name="P144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name</text:span></text:span></text:p>
          </table:table-cell>
        </table:table-row>
        <table:table-row>
          <table:table-cell table:style-name="Таблица40.A5" office:value-type="string">
            <text:p text:style-name="P185">V</text:p>
          </table:table-cell>
          <table:table-cell table:style-name="Таблица40.B5" office:value-type="string">
            <text:p text:style-name="P144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7">Setting value</text:span></text:span></text:p>
          </table:table-cell>
        </table:table-row>
      </table:table>
      <text:p text:style-name="P236"/>
      <text:p text:style-name="P236"/>
      <text:p text:style-name="P370">Cut-scene mode Events</text:p>
      <text:p text:style-name="P310"/>
      <text:p text:style-name="P356"><text:span text:style-name="T152">Loop event forever</text:span>: <text:span text:style-name="T129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74">Marker</text:p>
          </table:table-cell>
          <table:table-cell table:style-name="Таблица42.B1" office:value-type="string">
            <text:p text:style-name="P274">Description</text:p>
          </table:table-cell>
        </table:table-row>
        <table:table-row>
          <table:table-cell table:style-name="Таблица42.A2" office:value-type="string">
            <text:p text:style-name="P175">-</text:p>
          </table:table-cell>
          <table:table-cell table:style-name="Таблица42.B2" office:value-type="string">
            <text:p text:style-name="P292"><text:span text:style-name="Descr_5f_dtype"><text:span text:style-name="T67">(</text:span></text:span><text:span text:style-name="Descr_5f_dtype"><text:span text:style-name="T24">bool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77">Enable </text:span></text:span><text:span text:style-name="Descr"><text:span text:style-name="T79">cut-scene</text:span></text:span><text:span text:style-name="Descr"><text:span text:style-name="T77"> mode (</text:span></text:span><text:span text:style-name="Descr"><text:span text:style-name="T79">Stop</text:span></text:span><text:span text:style-name="Descr"><text:span text:style-name="T77"> any AI</text:span></text:span><text:span text:style-name="Descr"><text:span text:style-name="T80">'</text:span></text:span><text:span text:style-name="Descr"><text:span text:style-name="T78">s </text:span></text:span><text:span text:style-name="Descr"><text:span text:style-name="T81">algorithms</text:span></text:span><text:span text:style-name="Descr"><text:span text:style-name="T77">)</text:span></text:span></text:p>
          </table:table-cell>
        </table:table-row>
      </table:table>
      <text:p text:style-name="P238"/>
      <text:p text:style-name="P310"/>
      <text:p text:style-name="P355"><text:span text:style-name="T155">Change Item setting</text:span>: <text:span text:style-name="T129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73">Marker</text:p>
          </table:table-cell>
          <table:table-cell table:style-name="Таблица41.B1" office:value-type="string">
            <text:p text:style-name="P273">Description</text:p>
          </table:table-cell>
        </table:table-row>
        <table:table-row>
          <table:table-cell table:style-name="Таблица41.A2" office:value-type="string">
            <text:p text:style-name="P183">PTR</text:p>
          </table:table-cell>
          <table:table-cell table:style-name="Таблица41.B2" office:value-type="string">
            <text:p text:style-name="P306"><text:span text:style-name="Descr_5f_dtype"><text:span text:style-name="T67">(string)</text:span></text:span><text:span text:style-name="Descr"><text:span text:style-name="T67"> </text:span></text:span><text:span text:style-name="Descr"><text:span text:style-name="T76">Target Item pointer</text:span></text:span></text:p>
          </table:table-cell>
        </table:table-row>
        <table:table-row>
          <table:table-cell table:style-name="Таблица41.A3" office:value-type="string">
            <text:p text:style-name="P186">S</text:p>
          </table:table-cell>
          <table:table-cell table:style-name="Таблица41.B3" office:value-type="string">
            <text:p text:style-name="P145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86">V</text:p>
          </table:table-cell>
          <table:table-cell table:style-name="Таблица41.B4" office:value-type="string">
            <text:p text:style-name="P145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37"/>
      <text:p text:style-name="P357"><text:span text:style-name="T155">Change Item setting</text:span>: <text:span text:style-name="T129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75">Marker</text:p>
          </table:table-cell>
          <table:table-cell table:style-name="Таблица43.B1" office:value-type="string">
            <text:p text:style-name="P275">Description</text:p>
          </table:table-cell>
        </table:table-row>
        <table:table-row>
          <table:table-cell table:style-name="Таблица43.A2" office:value-type="string">
            <text:p text:style-name="P189">ID</text:p>
          </table:table-cell>
          <table:table-cell table:style-name="Таблица43.B2" office:value-type="string">
            <text:p text:style-name="P307"><text:span text:style-name="Descr_5f_dtype"><text:span text:style-name="T67">(</text:span></text:span><text:span text:style-name="Descr_5f_dtype"><text:span text:style-name="T82">unsigned int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82">Playable character ID</text:span></text:span></text:p>
          </table:table-cell>
        </table:table-row>
        <table:table-row>
          <table:table-cell table:style-name="Таблица43.A3" office:value-type="string">
            <text:p text:style-name="P187">S</text:p>
          </table:table-cell>
          <table:table-cell table:style-name="Таблица43.B3" office:value-type="string">
            <text:p text:style-name="P146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87">V</text:p>
          </table:table-cell>
          <table:table-cell table:style-name="Таблица43.B4" office:value-type="string">
            <text:p text:style-name="P146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39"/>
      <text:p text:style-name="P237"/>
      <text:p text:style-name="P311">Global events <text:span text:style-name="T159">and switches</text:span></text:p>
      <text:p text:style-name="P311"/>
      <text:p text:style-name="P358"><text:span text:style-name="T155">Change Item setting</text:span>: <text:span text:style-name="T129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76">Marker</text:p>
          </table:table-cell>
          <table:table-cell table:style-name="Таблица44.B1" office:value-type="string">
            <text:p text:style-name="P276">Description</text:p>
          </table:table-cell>
        </table:table-row>
        <table:table-row>
          <table:table-cell table:style-name="Таблица44.A2" office:value-type="string">
            <text:p text:style-name="P190">E</text:p>
          </table:table-cell>
          <table:table-cell table:style-name="Таблица44.B2" office:value-type="string">
            <text:p text:style-name="P308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88">S</text:p>
          </table:table-cell>
          <table:table-cell table:style-name="Таблица44.B3" office:value-type="string">
            <text:p text:style-name="P147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88">V</text:p>
          </table:table-cell>
          <table:table-cell table:style-name="Таблица44.B4" office:value-type="string">
            <text:p text:style-name="P147"><text:span text:style-name="Descr_5f_dtype">(</text:span><text:span text:style-name="Descr_5f_dtype"><text:span text:style-name="T157">string</text:span></text:span><text:span text:style-name="Descr_5f_dtype">)</text:span><text:span text:style-name="Descr"> </text:span><text:span text:style-name="Descr"><text:span text:style-name="T158">Command value</text:span></text:span></text:p>
          </table:table-cell>
        </table:table-row>
      </table:table>
      <text:p text:style-name="P240"/>
      <text:p text:style-name="P359"><text:span text:style-name="T155">Change Item setting</text:span>: <text:span text:style-name="T129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77">Marker</text:p>
          </table:table-cell>
          <table:table-cell table:style-name="Таблица45.B1" office:value-type="string">
            <text:p text:style-name="P277">Description</text:p>
          </table:table-cell>
        </table:table-row>
        <table:table-row>
          <table:table-cell table:style-name="Таблица45.A2" office:value-type="string">
            <text:p text:style-name="P191">SN</text:p>
          </table:table-cell>
          <table:table-cell table:style-name="Таблица45.B2" office:value-type="string">
            <text:p text:style-name="P309"><text:span text:style-name="Descr_5f_dtype"><text:span text:style-name="T67">(</text:span></text:span><text:span text:style-name="Descr_5f_dtype"><text:span text:style-name="T25">string</text:span></text:span><text:span text:style-name="Descr_5f_dtype"><text:span text:style-name="T67">)</text:span></text:span><text:span text:style-name="Descr"><text:span text:style-name="T67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1">SW</text:p>
          </table:table-cell>
          <table:table-cell table:style-name="Таблица45.B3" office:value-type="string">
            <text:p text:style-name="P148"><text:span text:style-name="Descr_5f_dtype">(</text:span><text:span text:style-name="Descr_5f_dtype"><text:span text:style-name="T159">bool</text:span></text:span><text:span text:style-name="Descr_5f_dtype">)</text:span><text:span text:style-name="Descr"> </text:span><text:span text:style-name="Descr"><text:span text:style-name="T159">Switch state</text:span></text:span></text:p>
          </table:table-cell>
        </table:table-row>
      </table:table>
      <text:p text:style-name="P2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1-26T08:41:56.088543538</dc:date>
    <meta:editing-duration>P2DT19H6M36S</meta:editing-duration>
    <meta:editing-cycles>988</meta:editing-cycles>
    <meta:generator>LibreOffice/5.0.2.2$Linux_X86_64 LibreOffice_project/37b43f919e4de5eeaca9b9755ed688758a8251fe</meta:generator>
    <meta:document-statistic meta:table-count="46" meta:image-count="3" meta:object-count="1" meta:page-count="12" meta:paragraph-count="709" meta:word-count="2201" meta:character-count="13359" meta:non-whitespace-character-count="11848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